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style>
    <style:style style:name="表8.A" style:family="table-column">
      <style:table-column-properties style:column-width="1.214cm" style:rel-column-width="4678*"/>
    </style:style>
    <style:style style:name="表8.B" style:family="table-column">
      <style:table-column-properties style:column-width="1.588cm" style:rel-column-width="6119*"/>
    </style:style>
    <style:style style:name="表8.C" style:family="table-column">
      <style:table-column-properties style:column-width="14.199cm" style:rel-column-width="54738*"/>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none" fo:border-top="none" fo:border-bottom="0.002cm solid #000000"/>
    </style:style>
    <style:style style:name="表8.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ext_20_body">
      <style:text-properties style:font-name="Arimo" style:font-name-asian="Arimo"/>
    </style:style>
    <style:style style:name="P14" style:family="paragraph" style:parent-style-name="Text_20_body">
      <style:text-properties style:font-name="ＭＳ Ｐゴシック" style:font-name-asian="ＭＳ Ｐゴシック"/>
    </style:style>
    <style:style style:name="P15" style:family="paragraph" style:parent-style-name="Text_20_body">
      <style:text-properties style:font-name="Arial" fo:font-size="13pt" style:font-name-asian="Arimo" style:font-size-asian="13pt" style:font-size-complex="13pt"/>
    </style:style>
    <style:style style:name="P16" style:family="paragraph" style:parent-style-name="Text_20_body" style:list-style-name="L160">
      <style:text-properties style:font-name="Arial" fo:font-size="13pt" style:font-name-asian="Arimo" style:font-size-asian="13pt" style:font-size-complex="13pt"/>
    </style:style>
    <style:style style:name="P17" style:family="paragraph" style:parent-style-name="Text_20_body">
      <style:text-properties style:font-name="ＭＳ Ｐゴシック" style:font-name-asian="ＭＳ Ｐゴシック"/>
    </style:style>
    <style:style style:name="P18" style:family="paragraph" style:parent-style-name="Text_20_body" style:list-style-name="L159">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20"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22"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23" style:family="paragraph" style:parent-style-name="Table_20_Contents">
      <style:text-properties style:font-name="ＭＳ Ｐゴシック" style:font-name-asian="ＭＳ Ｐゴシック"/>
    </style:style>
    <style:style style:name="P24" style:family="paragraph" style:parent-style-name="Table_20_Contents">
      <style:text-properties style:font-name="ＭＳ Ｐゴシック" style:font-name-asian="ＭＳ Ｐゴシック" style:language-asian="ja" style:country-asian="JP"/>
    </style:style>
    <style:style style:name="P25" style:family="paragraph" style:parent-style-name="Table_20_Contents" style:list-style-name="L1">
      <style:text-properties style:font-name="ＭＳ Ｐゴシック" style:font-name-asian="ＭＳ Ｐゴシック" style:language-asian="ja" style:country-asian="JP"/>
    </style:style>
    <style:style style:name="P26" style:family="paragraph" style:parent-style-name="Table_20_Contents" style:list-style-name="L2">
      <style:text-properties style:font-name="ＭＳ Ｐゴシック" style:font-name-asian="ＭＳ Ｐゴシック" style:language-asian="ja" style:country-asian="JP"/>
    </style:style>
    <style:style style:name="P27" style:family="paragraph" style:parent-style-name="Table_20_Contents" style:list-style-name="L3">
      <style:text-properties style:font-name="ＭＳ Ｐゴシック" style:font-name-asian="ＭＳ Ｐゴシック" style:language-asian="ja" style:country-asian="JP"/>
    </style:style>
    <style:style style:name="P28" style:family="paragraph" style:parent-style-name="Table_20_Contents" style:list-style-name="L4">
      <style:text-properties style:font-name="ＭＳ Ｐゴシック" style:font-name-asian="ＭＳ Ｐゴシック" style:language-asian="ja" style:country-asian="JP"/>
    </style:style>
    <style:style style:name="P29" style:family="paragraph" style:parent-style-name="Table_20_Contents" style:list-style-name="L5">
      <style:text-properties style:font-name="ＭＳ Ｐゴシック" style:font-name-asian="ＭＳ Ｐゴシック" style:language-asian="ja" style:country-asian="JP"/>
    </style:style>
    <style:style style:name="P30" style:family="paragraph" style:parent-style-name="Table_20_Contents" style:list-style-name="L6">
      <style:text-properties style:font-name="ＭＳ Ｐゴシック" style:font-name-asian="ＭＳ Ｐゴシック" style:language-asian="ja" style:country-asian="JP"/>
    </style:style>
    <style:style style:name="P31" style:family="paragraph" style:parent-style-name="Table_20_Contents" style:list-style-name="L7">
      <style:text-properties style:font-name="ＭＳ Ｐゴシック" style:font-name-asian="ＭＳ Ｐゴシック" style:language-asian="ja" style:country-asian="JP"/>
    </style:style>
    <style:style style:name="P32" style:family="paragraph" style:parent-style-name="Table_20_Contents" style:list-style-name="L8">
      <style:text-properties style:font-name="ＭＳ Ｐゴシック" style:font-name-asian="ＭＳ Ｐゴシック" style:language-asian="ja" style:country-asian="JP"/>
    </style:style>
    <style:style style:name="P33" style:family="paragraph" style:parent-style-name="Table_20_Contents" style:list-style-name="L9">
      <style:text-properties style:font-name="ＭＳ Ｐゴシック" style:font-name-asian="ＭＳ Ｐゴシック" style:language-asian="ja" style:country-asian="JP"/>
    </style:style>
    <style:style style:name="P34" style:family="paragraph" style:parent-style-name="Table_20_Contents" style:list-style-name="L10">
      <style:text-properties style:font-name="ＭＳ Ｐゴシック" style:font-name-asian="ＭＳ Ｐゴシック" style:language-asian="ja" style:country-asian="JP"/>
    </style:style>
    <style:style style:name="P35" style:family="paragraph" style:parent-style-name="Table_20_Contents" style:list-style-name="L11">
      <style:text-properties style:font-name="ＭＳ Ｐゴシック" style:font-name-asian="ＭＳ Ｐゴシック" style:language-asian="ja" style:country-asian="JP"/>
    </style:style>
    <style:style style:name="P36" style:family="paragraph" style:parent-style-name="Table_20_Contents" style:list-style-name="L12">
      <style:text-properties style:font-name="ＭＳ Ｐゴシック" style:font-name-asian="ＭＳ Ｐゴシック" style:language-asian="ja" style:country-asian="JP"/>
    </style:style>
    <style:style style:name="P37" style:family="paragraph" style:parent-style-name="Table_20_Contents" style:list-style-name="L13">
      <style:text-properties style:font-name="ＭＳ Ｐゴシック" style:font-name-asian="ＭＳ Ｐゴシック" style:language-asian="ja" style:country-asian="JP"/>
    </style:style>
    <style:style style:name="P38" style:family="paragraph" style:parent-style-name="Table_20_Contents" style:list-style-name="L14">
      <style:text-properties style:font-name="ＭＳ Ｐゴシック" style:font-name-asian="ＭＳ Ｐゴシック" style:language-asian="ja" style:country-asian="JP"/>
    </style:style>
    <style:style style:name="P39" style:family="paragraph" style:parent-style-name="Table_20_Contents" style:list-style-name="L15">
      <style:text-properties style:font-name="ＭＳ Ｐゴシック" style:font-name-asian="ＭＳ Ｐゴシック" style:language-asian="ja" style:country-asian="JP"/>
    </style:style>
    <style:style style:name="P40" style:family="paragraph" style:parent-style-name="Table_20_Contents" style:list-style-name="L16">
      <style:text-properties style:font-name="ＭＳ Ｐゴシック" style:font-name-asian="ＭＳ Ｐゴシック" style:language-asian="ja" style:country-asian="JP"/>
    </style:style>
    <style:style style:name="P41" style:family="paragraph" style:parent-style-name="Table_20_Contents" style:list-style-name="L17">
      <style:text-properties style:font-name="ＭＳ Ｐゴシック" style:font-name-asian="ＭＳ Ｐゴシック" style:language-asian="ja" style:country-asian="JP"/>
    </style:style>
    <style:style style:name="P42" style:family="paragraph" style:parent-style-name="Table_20_Contents" style:list-style-name="L18">
      <style:text-properties style:font-name="ＭＳ Ｐゴシック" style:font-name-asian="ＭＳ Ｐゴシック" style:language-asian="ja" style:country-asian="JP"/>
    </style:style>
    <style:style style:name="P43" style:family="paragraph" style:parent-style-name="Table_20_Contents" style:list-style-name="L19">
      <style:text-properties style:font-name="ＭＳ Ｐゴシック" style:font-name-asian="ＭＳ Ｐゴシック" style:language-asian="ja" style:country-asian="JP"/>
    </style:style>
    <style:style style:name="P44" style:family="paragraph" style:parent-style-name="Table_20_Contents" style:list-style-name="L20">
      <style:text-properties style:font-name="ＭＳ Ｐゴシック" style:font-name-asian="ＭＳ Ｐゴシック" style:language-asian="ja" style:country-asian="JP"/>
    </style:style>
    <style:style style:name="P45" style:family="paragraph" style:parent-style-name="Table_20_Contents" style:list-style-name="L21">
      <style:text-properties style:font-name="ＭＳ Ｐゴシック" style:font-name-asian="ＭＳ Ｐゴシック" style:language-asian="ja" style:country-asian="JP"/>
    </style:style>
    <style:style style:name="P46" style:family="paragraph" style:parent-style-name="Table_20_Contents" style:list-style-name="L22">
      <style:text-properties style:font-name="ＭＳ Ｐゴシック" style:font-name-asian="ＭＳ Ｐゴシック" style:language-asian="ja" style:country-asian="JP"/>
    </style:style>
    <style:style style:name="P47" style:family="paragraph" style:parent-style-name="Table_20_Contents" style:list-style-name="L23">
      <style:text-properties style:font-name="ＭＳ Ｐゴシック" style:font-name-asian="ＭＳ Ｐゴシック" style:language-asian="ja" style:country-asian="JP"/>
    </style:style>
    <style:style style:name="P48" style:family="paragraph" style:parent-style-name="Table_20_Contents" style:list-style-name="L24">
      <style:text-properties style:font-name="ＭＳ Ｐゴシック" style:font-name-asian="ＭＳ Ｐゴシック" style:language-asian="ja" style:country-asian="JP"/>
    </style:style>
    <style:style style:name="P49" style:family="paragraph" style:parent-style-name="Table_20_Contents" style:list-style-name="L25">
      <style:text-properties style:font-name="ＭＳ Ｐゴシック" style:font-name-asian="ＭＳ Ｐゴシック" style:language-asian="ja" style:country-asian="JP"/>
    </style:style>
    <style:style style:name="P50" style:family="paragraph" style:parent-style-name="Table_20_Contents" style:list-style-name="L26">
      <style:text-properties style:font-name="ＭＳ Ｐゴシック" style:font-name-asian="ＭＳ Ｐゴシック" style:language-asian="ja" style:country-asian="JP"/>
    </style:style>
    <style:style style:name="P51" style:family="paragraph" style:parent-style-name="Table_20_Contents" style:list-style-name="L27">
      <style:text-properties style:font-name="ＭＳ Ｐゴシック" style:font-name-asian="ＭＳ Ｐゴシック" style:language-asian="ja" style:country-asian="JP"/>
    </style:style>
    <style:style style:name="P52" style:family="paragraph" style:parent-style-name="Table_20_Contents" style:list-style-name="L28">
      <style:text-properties style:font-name="ＭＳ Ｐゴシック" style:font-name-asian="ＭＳ Ｐゴシック" style:language-asian="ja" style:country-asian="JP"/>
    </style:style>
    <style:style style:name="P53" style:family="paragraph" style:parent-style-name="Table_20_Contents" style:list-style-name="L29">
      <style:text-properties style:font-name="ＭＳ Ｐゴシック" style:font-name-asian="ＭＳ Ｐゴシック" style:language-asian="ja" style:country-asian="JP"/>
    </style:style>
    <style:style style:name="P54" style:family="paragraph" style:parent-style-name="Table_20_Contents" style:list-style-name="L30">
      <style:text-properties style:font-name="ＭＳ Ｐゴシック" style:font-name-asian="ＭＳ Ｐゴシック" style:language-asian="ja" style:country-asian="JP"/>
    </style:style>
    <style:style style:name="P55" style:family="paragraph" style:parent-style-name="Table_20_Contents" style:list-style-name="L31">
      <style:text-properties style:font-name="ＭＳ Ｐゴシック" style:font-name-asian="ＭＳ Ｐゴシック" style:language-asian="ja" style:country-asian="JP"/>
    </style:style>
    <style:style style:name="P56" style:family="paragraph" style:parent-style-name="Table_20_Contents" style:list-style-name="L32">
      <style:text-properties style:font-name="ＭＳ Ｐゴシック" style:font-name-asian="ＭＳ Ｐゴシック" style:language-asian="ja" style:country-asian="JP"/>
    </style:style>
    <style:style style:name="P57" style:family="paragraph" style:parent-style-name="Table_20_Contents" style:list-style-name="L33">
      <style:text-properties style:font-name="ＭＳ Ｐゴシック" style:font-name-asian="ＭＳ Ｐゴシック" style:language-asian="ja" style:country-asian="JP"/>
    </style:style>
    <style:style style:name="P58" style:family="paragraph" style:parent-style-name="Table_20_Contents" style:list-style-name="L34">
      <style:text-properties style:font-name="ＭＳ Ｐゴシック" style:font-name-asian="ＭＳ Ｐゴシック" style:language-asian="ja" style:country-asian="JP"/>
    </style:style>
    <style:style style:name="P59" style:family="paragraph" style:parent-style-name="Table_20_Contents" style:list-style-name="L35">
      <style:text-properties style:font-name="ＭＳ Ｐゴシック" style:font-name-asian="ＭＳ Ｐゴシック" style:language-asian="ja" style:country-asian="JP"/>
    </style:style>
    <style:style style:name="P60" style:family="paragraph" style:parent-style-name="Table_20_Contents" style:list-style-name="L36">
      <style:text-properties style:font-name="ＭＳ Ｐゴシック" style:font-name-asian="ＭＳ Ｐゴシック" style:language-asian="ja" style:country-asian="JP"/>
    </style:style>
    <style:style style:name="P61" style:family="paragraph" style:parent-style-name="Table_20_Contents" style:list-style-name="L37">
      <style:text-properties style:font-name="ＭＳ Ｐゴシック" style:font-name-asian="ＭＳ Ｐゴシック" style:language-asian="ja" style:country-asian="JP"/>
    </style:style>
    <style:style style:name="P62" style:family="paragraph" style:parent-style-name="Table_20_Contents" style:list-style-name="L38">
      <style:text-properties style:font-name="ＭＳ Ｐゴシック" style:font-name-asian="ＭＳ Ｐゴシック" style:language-asian="ja" style:country-asian="JP"/>
    </style:style>
    <style:style style:name="P63" style:family="paragraph" style:parent-style-name="Table_20_Contents" style:list-style-name="L39">
      <style:text-properties style:font-name="ＭＳ Ｐゴシック" style:font-name-asian="ＭＳ Ｐゴシック" style:language-asian="ja" style:country-asian="JP"/>
    </style:style>
    <style:style style:name="P64" style:family="paragraph" style:parent-style-name="Table_20_Contents" style:list-style-name="L40">
      <style:text-properties style:font-name="ＭＳ Ｐゴシック" style:font-name-asian="ＭＳ Ｐゴシック" style:language-asian="ja" style:country-asian="JP"/>
    </style:style>
    <style:style style:name="P65" style:family="paragraph" style:parent-style-name="Table_20_Contents" style:list-style-name="L41">
      <style:text-properties style:font-name="ＭＳ Ｐゴシック" style:font-name-asian="ＭＳ Ｐゴシック" style:language-asian="ja" style:country-asian="JP"/>
    </style:style>
    <style:style style:name="P66" style:family="paragraph" style:parent-style-name="Table_20_Contents" style:list-style-name="L42">
      <style:text-properties style:font-name="ＭＳ Ｐゴシック" style:font-name-asian="ＭＳ Ｐゴシック" style:language-asian="ja" style:country-asian="JP"/>
    </style:style>
    <style:style style:name="P67" style:family="paragraph" style:parent-style-name="Table_20_Contents" style:list-style-name="L43">
      <style:text-properties style:font-name="ＭＳ Ｐゴシック" style:font-name-asian="ＭＳ Ｐゴシック" style:language-asian="ja" style:country-asian="JP"/>
    </style:style>
    <style:style style:name="P68" style:family="paragraph" style:parent-style-name="Table_20_Contents" style:list-style-name="L44">
      <style:text-properties style:font-name="ＭＳ Ｐゴシック" style:font-name-asian="ＭＳ Ｐゴシック" style:language-asian="ja" style:country-asian="JP"/>
    </style:style>
    <style:style style:name="P69" style:family="paragraph" style:parent-style-name="Table_20_Contents" style:list-style-name="L45">
      <style:text-properties style:font-name="ＭＳ Ｐゴシック" style:font-name-asian="ＭＳ Ｐゴシック" style:language-asian="ja" style:country-asian="JP"/>
    </style:style>
    <style:style style:name="P70" style:family="paragraph" style:parent-style-name="Table_20_Contents" style:list-style-name="L46">
      <style:text-properties style:font-name="ＭＳ Ｐゴシック" style:font-name-asian="ＭＳ Ｐゴシック" style:language-asian="ja" style:country-asian="JP"/>
    </style:style>
    <style:style style:name="P71" style:family="paragraph" style:parent-style-name="Table_20_Contents" style:list-style-name="L47">
      <style:text-properties style:font-name="ＭＳ Ｐゴシック" style:font-name-asian="ＭＳ Ｐゴシック" style:language-asian="ja" style:country-asian="JP"/>
    </style:style>
    <style:style style:name="P72" style:family="paragraph" style:parent-style-name="Table_20_Contents" style:list-style-name="L48">
      <style:text-properties style:font-name="ＭＳ Ｐゴシック" style:font-name-asian="ＭＳ Ｐゴシック" style:language-asian="ja" style:country-asian="JP"/>
    </style:style>
    <style:style style:name="P73" style:family="paragraph" style:parent-style-name="Table_20_Contents" style:list-style-name="L49">
      <style:text-properties style:font-name="ＭＳ Ｐゴシック" style:font-name-asian="ＭＳ Ｐゴシック" style:language-asian="ja" style:country-asian="JP"/>
    </style:style>
    <style:style style:name="P74" style:family="paragraph" style:parent-style-name="Table_20_Contents" style:list-style-name="L50">
      <style:text-properties style:font-name="ＭＳ Ｐゴシック" style:font-name-asian="ＭＳ Ｐゴシック" style:language-asian="ja" style:country-asian="JP"/>
    </style:style>
    <style:style style:name="P75" style:family="paragraph" style:parent-style-name="Table_20_Contents" style:list-style-name="L51">
      <style:text-properties style:font-name="ＭＳ Ｐゴシック" style:font-name-asian="ＭＳ Ｐゴシック" style:language-asian="ja" style:country-asian="JP"/>
    </style:style>
    <style:style style:name="P76" style:family="paragraph" style:parent-style-name="Table_20_Contents" style:list-style-name="L52">
      <style:text-properties style:font-name="ＭＳ Ｐゴシック" style:font-name-asian="ＭＳ Ｐゴシック" style:language-asian="ja" style:country-asian="JP"/>
    </style:style>
    <style:style style:name="P77" style:family="paragraph" style:parent-style-name="Table_20_Contents" style:list-style-name="L53">
      <style:text-properties style:font-name="ＭＳ Ｐゴシック" style:font-name-asian="ＭＳ Ｐゴシック" style:language-asian="ja" style:country-asian="JP"/>
    </style:style>
    <style:style style:name="P78" style:family="paragraph" style:parent-style-name="Table_20_Contents" style:list-style-name="L54">
      <style:text-properties style:font-name="ＭＳ Ｐゴシック" style:font-name-asian="ＭＳ Ｐゴシック" style:language-asian="ja" style:country-asian="JP"/>
    </style:style>
    <style:style style:name="P79" style:family="paragraph" style:parent-style-name="Table_20_Contents" style:list-style-name="L55">
      <style:text-properties style:font-name="ＭＳ Ｐゴシック" style:font-name-asian="ＭＳ Ｐゴシック" style:language-asian="ja" style:country-asian="JP"/>
    </style:style>
    <style:style style:name="P80" style:family="paragraph" style:parent-style-name="Table_20_Contents" style:list-style-name="L56">
      <style:text-properties style:font-name="ＭＳ Ｐゴシック" style:font-name-asian="ＭＳ Ｐゴシック" style:language-asian="ja" style:country-asian="JP"/>
    </style:style>
    <style:style style:name="P81" style:family="paragraph" style:parent-style-name="Table_20_Contents" style:list-style-name="L57">
      <style:text-properties style:font-name="ＭＳ Ｐゴシック" style:font-name-asian="ＭＳ Ｐゴシック" style:language-asian="ja" style:country-asian="JP"/>
    </style:style>
    <style:style style:name="P82" style:family="paragraph" style:parent-style-name="Table_20_Contents" style:list-style-name="L58">
      <style:text-properties style:font-name="ＭＳ Ｐゴシック" style:font-name-asian="ＭＳ Ｐゴシック" style:language-asian="ja" style:country-asian="JP"/>
    </style:style>
    <style:style style:name="P83" style:family="paragraph" style:parent-style-name="Table_20_Contents" style:list-style-name="L59">
      <style:text-properties style:font-name="ＭＳ Ｐゴシック" style:font-name-asian="ＭＳ Ｐゴシック" style:language-asian="ja" style:country-asian="JP"/>
    </style:style>
    <style:style style:name="P84" style:family="paragraph" style:parent-style-name="Table_20_Contents" style:list-style-name="L60">
      <style:text-properties style:font-name="ＭＳ Ｐゴシック" style:font-name-asian="ＭＳ Ｐゴシック" style:language-asian="ja" style:country-asian="JP"/>
    </style:style>
    <style:style style:name="P85" style:family="paragraph" style:parent-style-name="Table_20_Contents" style:list-style-name="L61">
      <style:text-properties style:font-name="ＭＳ Ｐゴシック" style:font-name-asian="ＭＳ Ｐゴシック" style:language-asian="ja" style:country-asian="JP"/>
    </style:style>
    <style:style style:name="P86" style:family="paragraph" style:parent-style-name="Table_20_Contents" style:list-style-name="L62">
      <style:text-properties style:font-name="ＭＳ Ｐゴシック" style:font-name-asian="ＭＳ Ｐゴシック" style:language-asian="ja" style:country-asian="JP"/>
    </style:style>
    <style:style style:name="P87" style:family="paragraph" style:parent-style-name="Table_20_Contents" style:list-style-name="L63">
      <style:text-properties style:font-name="ＭＳ Ｐゴシック" style:font-name-asian="ＭＳ Ｐゴシック" style:language-asian="ja" style:country-asian="JP"/>
    </style:style>
    <style:style style:name="P88" style:family="paragraph" style:parent-style-name="Table_20_Contents" style:list-style-name="L64">
      <style:text-properties style:font-name="ＭＳ Ｐゴシック" style:font-name-asian="ＭＳ Ｐゴシック" style:language-asian="ja" style:country-asian="JP"/>
    </style:style>
    <style:style style:name="P89" style:family="paragraph" style:parent-style-name="Table_20_Contents" style:list-style-name="L65">
      <style:text-properties style:font-name="ＭＳ Ｐゴシック" style:font-name-asian="ＭＳ Ｐゴシック" style:language-asian="ja" style:country-asian="JP"/>
    </style:style>
    <style:style style:name="P90" style:family="paragraph" style:parent-style-name="Table_20_Contents" style:list-style-name="L66">
      <style:text-properties style:font-name="ＭＳ Ｐゴシック" style:font-name-asian="ＭＳ Ｐゴシック" style:language-asian="ja" style:country-asian="JP"/>
    </style:style>
    <style:style style:name="P91" style:family="paragraph" style:parent-style-name="Table_20_Contents" style:list-style-name="L67">
      <style:text-properties style:font-name="ＭＳ Ｐゴシック" style:font-name-asian="ＭＳ Ｐゴシック" style:language-asian="ja" style:country-asian="JP"/>
    </style:style>
    <style:style style:name="P92" style:family="paragraph" style:parent-style-name="Table_20_Contents" style:list-style-name="L68">
      <style:text-properties style:font-name="ＭＳ Ｐゴシック" style:font-name-asian="ＭＳ Ｐゴシック" style:language-asian="ja" style:country-asian="JP"/>
    </style:style>
    <style:style style:name="P93" style:family="paragraph" style:parent-style-name="Table_20_Contents" style:list-style-name="L69">
      <style:text-properties style:font-name="ＭＳ Ｐゴシック" style:font-name-asian="ＭＳ Ｐゴシック" style:language-asian="ja" style:country-asian="JP"/>
    </style:style>
    <style:style style:name="P94" style:family="paragraph" style:parent-style-name="Table_20_Contents" style:list-style-name="L70">
      <style:text-properties style:font-name="ＭＳ Ｐゴシック" style:font-name-asian="ＭＳ Ｐゴシック" style:language-asian="ja" style:country-asian="JP"/>
    </style:style>
    <style:style style:name="P95" style:family="paragraph" style:parent-style-name="Table_20_Contents" style:list-style-name="L71">
      <style:text-properties style:font-name="ＭＳ Ｐゴシック" style:font-name-asian="ＭＳ Ｐゴシック" style:language-asian="ja" style:country-asian="JP"/>
    </style:style>
    <style:style style:name="P96" style:family="paragraph" style:parent-style-name="Table_20_Contents" style:list-style-name="L72">
      <style:text-properties style:font-name="ＭＳ Ｐゴシック" style:font-name-asian="ＭＳ Ｐゴシック" style:language-asian="ja" style:country-asian="JP"/>
    </style:style>
    <style:style style:name="P97" style:family="paragraph" style:parent-style-name="Table_20_Contents" style:list-style-name="L73">
      <style:text-properties style:font-name="ＭＳ Ｐゴシック" style:font-name-asian="ＭＳ Ｐゴシック" style:language-asian="ja" style:country-asian="JP"/>
    </style:style>
    <style:style style:name="P98" style:family="paragraph" style:parent-style-name="Table_20_Contents" style:list-style-name="L74">
      <style:text-properties style:font-name="ＭＳ Ｐゴシック" style:font-name-asian="ＭＳ Ｐゴシック" style:language-asian="ja" style:country-asian="JP"/>
    </style:style>
    <style:style style:name="P99" style:family="paragraph" style:parent-style-name="Table_20_Contents" style:list-style-name="L75">
      <style:text-properties style:font-name="ＭＳ Ｐゴシック" style:font-name-asian="ＭＳ Ｐゴシック" style:language-asian="ja" style:country-asian="JP"/>
    </style:style>
    <style:style style:name="P100" style:family="paragraph" style:parent-style-name="Table_20_Contents" style:list-style-name="L76">
      <style:text-properties style:font-name="ＭＳ Ｐゴシック" style:font-name-asian="ＭＳ Ｐゴシック" style:language-asian="ja" style:country-asian="JP"/>
    </style:style>
    <style:style style:name="P101" style:family="paragraph" style:parent-style-name="Table_20_Contents" style:list-style-name="L77">
      <style:text-properties style:font-name="ＭＳ Ｐゴシック" style:font-name-asian="ＭＳ Ｐゴシック" style:language-asian="ja" style:country-asian="JP"/>
    </style:style>
    <style:style style:name="P102" style:family="paragraph" style:parent-style-name="Table_20_Contents" style:list-style-name="L78">
      <style:text-properties style:font-name="ＭＳ Ｐゴシック" style:font-name-asian="ＭＳ Ｐゴシック" style:language-asian="ja" style:country-asian="JP"/>
    </style:style>
    <style:style style:name="P103" style:family="paragraph" style:parent-style-name="Table_20_Contents" style:list-style-name="L79">
      <style:text-properties style:font-name="ＭＳ Ｐゴシック" style:font-name-asian="ＭＳ Ｐゴシック" style:language-asian="ja" style:country-asian="JP"/>
    </style:style>
    <style:style style:name="P104" style:family="paragraph" style:parent-style-name="Table_20_Contents" style:list-style-name="L80">
      <style:text-properties style:font-name="ＭＳ Ｐゴシック" style:font-name-asian="ＭＳ Ｐゴシック" style:language-asian="ja" style:country-asian="JP"/>
    </style:style>
    <style:style style:name="P105" style:family="paragraph" style:parent-style-name="Table_20_Contents" style:list-style-name="L81">
      <style:text-properties style:font-name="ＭＳ Ｐゴシック" style:font-name-asian="ＭＳ Ｐゴシック" style:language-asian="ja" style:country-asian="JP"/>
    </style:style>
    <style:style style:name="P106" style:family="paragraph" style:parent-style-name="Table_20_Contents" style:list-style-name="L82">
      <style:text-properties style:font-name="ＭＳ Ｐゴシック" style:font-name-asian="ＭＳ Ｐゴシック" style:language-asian="ja" style:country-asian="JP"/>
    </style:style>
    <style:style style:name="P107" style:family="paragraph" style:parent-style-name="Table_20_Contents" style:list-style-name="L83">
      <style:text-properties style:font-name="ＭＳ Ｐゴシック" style:font-name-asian="ＭＳ Ｐゴシック" style:language-asian="ja" style:country-asian="JP"/>
    </style:style>
    <style:style style:name="P108" style:family="paragraph" style:parent-style-name="Table_20_Contents" style:list-style-name="L84">
      <style:text-properties style:font-name="ＭＳ Ｐゴシック" style:font-name-asian="ＭＳ Ｐゴシック" style:language-asian="ja" style:country-asian="JP"/>
    </style:style>
    <style:style style:name="P109" style:family="paragraph" style:parent-style-name="Table_20_Contents" style:list-style-name="L85">
      <style:text-properties style:font-name="ＭＳ Ｐゴシック" style:font-name-asian="ＭＳ Ｐゴシック" style:language-asian="ja" style:country-asian="JP"/>
    </style:style>
    <style:style style:name="P110" style:family="paragraph" style:parent-style-name="Table_20_Contents" style:list-style-name="L86">
      <style:text-properties style:font-name="ＭＳ Ｐゴシック" style:font-name-asian="ＭＳ Ｐゴシック" style:language-asian="ja" style:country-asian="JP"/>
    </style:style>
    <style:style style:name="P111" style:family="paragraph" style:parent-style-name="Table_20_Contents" style:list-style-name="L87">
      <style:text-properties style:font-name="ＭＳ Ｐゴシック" style:font-name-asian="ＭＳ Ｐゴシック" style:language-asian="ja" style:country-asian="JP"/>
    </style:style>
    <style:style style:name="P112" style:family="paragraph" style:parent-style-name="Table_20_Contents" style:list-style-name="L88">
      <style:text-properties style:font-name="ＭＳ Ｐゴシック" style:font-name-asian="ＭＳ Ｐゴシック" style:language-asian="ja" style:country-asian="JP"/>
    </style:style>
    <style:style style:name="P113" style:family="paragraph" style:parent-style-name="Table_20_Contents" style:list-style-name="L89">
      <style:text-properties style:font-name="ＭＳ Ｐゴシック" style:font-name-asian="ＭＳ Ｐゴシック" style:language-asian="ja" style:country-asian="JP"/>
    </style:style>
    <style:style style:name="P114" style:family="paragraph" style:parent-style-name="Table_20_Contents" style:list-style-name="L90">
      <style:text-properties style:font-name="ＭＳ Ｐゴシック" style:font-name-asian="ＭＳ Ｐゴシック" style:language-asian="ja" style:country-asian="JP"/>
    </style:style>
    <style:style style:name="P115" style:family="paragraph" style:parent-style-name="Table_20_Contents" style:list-style-name="L91">
      <style:text-properties style:font-name="ＭＳ Ｐゴシック" style:font-name-asian="ＭＳ Ｐゴシック" style:language-asian="ja" style:country-asian="JP"/>
    </style:style>
    <style:style style:name="P116" style:family="paragraph" style:parent-style-name="Table_20_Contents" style:list-style-name="L92">
      <style:text-properties style:font-name="ＭＳ Ｐゴシック" style:font-name-asian="ＭＳ Ｐゴシック" style:language-asian="ja" style:country-asian="JP"/>
    </style:style>
    <style:style style:name="P117" style:family="paragraph" style:parent-style-name="Table_20_Contents" style:list-style-name="L93">
      <style:text-properties style:font-name="ＭＳ Ｐゴシック" style:font-name-asian="ＭＳ Ｐゴシック" style:language-asian="ja" style:country-asian="JP"/>
    </style:style>
    <style:style style:name="P118" style:family="paragraph" style:parent-style-name="Table_20_Contents" style:list-style-name="L94">
      <style:text-properties style:font-name="ＭＳ Ｐゴシック" style:font-name-asian="ＭＳ Ｐゴシック" style:language-asian="ja" style:country-asian="JP"/>
    </style:style>
    <style:style style:name="P119" style:family="paragraph" style:parent-style-name="Table_20_Contents" style:list-style-name="L95">
      <style:text-properties style:font-name="ＭＳ Ｐゴシック" style:font-name-asian="ＭＳ Ｐゴシック" style:language-asian="ja" style:country-asian="JP"/>
    </style:style>
    <style:style style:name="P120" style:family="paragraph" style:parent-style-name="Table_20_Contents" style:list-style-name="L96">
      <style:text-properties style:font-name="ＭＳ Ｐゴシック" style:font-name-asian="ＭＳ Ｐゴシック" style:language-asian="ja" style:country-asian="JP"/>
    </style:style>
    <style:style style:name="P121" style:family="paragraph" style:parent-style-name="Table_20_Contents" style:list-style-name="L97">
      <style:text-properties style:font-name="ＭＳ Ｐゴシック" style:font-name-asian="ＭＳ Ｐゴシック" style:language-asian="ja" style:country-asian="JP"/>
    </style:style>
    <style:style style:name="P122" style:family="paragraph" style:parent-style-name="Table_20_Contents" style:list-style-name="L98">
      <style:text-properties style:font-name="ＭＳ Ｐゴシック" style:font-name-asian="ＭＳ Ｐゴシック" style:language-asian="ja" style:country-asian="JP"/>
    </style:style>
    <style:style style:name="P123" style:family="paragraph" style:parent-style-name="Table_20_Contents" style:list-style-name="L99">
      <style:text-properties style:font-name="ＭＳ Ｐゴシック" style:font-name-asian="ＭＳ Ｐゴシック" style:language-asian="ja" style:country-asian="JP"/>
    </style:style>
    <style:style style:name="P124" style:family="paragraph" style:parent-style-name="Table_20_Contents" style:list-style-name="L100">
      <style:text-properties style:font-name="ＭＳ Ｐゴシック" style:font-name-asian="ＭＳ Ｐゴシック" style:language-asian="ja" style:country-asian="JP"/>
    </style:style>
    <style:style style:name="P125" style:family="paragraph" style:parent-style-name="Table_20_Contents" style:list-style-name="L101">
      <style:text-properties style:font-name="ＭＳ Ｐゴシック" style:font-name-asian="ＭＳ Ｐゴシック" style:language-asian="ja" style:country-asian="JP"/>
    </style:style>
    <style:style style:name="P126" style:family="paragraph" style:parent-style-name="Table_20_Contents" style:list-style-name="L102">
      <style:text-properties style:font-name="ＭＳ Ｐゴシック" style:font-name-asian="ＭＳ Ｐゴシック" style:language-asian="ja" style:country-asian="JP"/>
    </style:style>
    <style:style style:name="P127" style:family="paragraph" style:parent-style-name="Table_20_Contents" style:list-style-name="L103">
      <style:text-properties style:font-name="ＭＳ Ｐゴシック" style:font-name-asian="ＭＳ Ｐゴシック" style:language-asian="ja" style:country-asian="JP"/>
    </style:style>
    <style:style style:name="P128" style:family="paragraph" style:parent-style-name="Table_20_Contents" style:list-style-name="L104">
      <style:text-properties style:font-name="ＭＳ Ｐゴシック" style:font-name-asian="ＭＳ Ｐゴシック" style:language-asian="ja" style:country-asian="JP"/>
    </style:style>
    <style:style style:name="P129" style:family="paragraph" style:parent-style-name="Table_20_Contents" style:list-style-name="L105">
      <style:text-properties style:font-name="ＭＳ Ｐゴシック" style:font-name-asian="ＭＳ Ｐゴシック" style:language-asian="ja" style:country-asian="JP"/>
    </style:style>
    <style:style style:name="P130" style:family="paragraph" style:parent-style-name="Table_20_Contents" style:list-style-name="L106">
      <style:text-properties style:font-name="ＭＳ Ｐゴシック" style:font-name-asian="ＭＳ Ｐゴシック" style:language-asian="ja" style:country-asian="JP"/>
    </style:style>
    <style:style style:name="P131" style:family="paragraph" style:parent-style-name="Table_20_Contents" style:list-style-name="L107">
      <style:text-properties style:font-name="ＭＳ Ｐゴシック" style:font-name-asian="ＭＳ Ｐゴシック" style:language-asian="ja" style:country-asian="JP"/>
    </style:style>
    <style:style style:name="P132" style:family="paragraph" style:parent-style-name="Table_20_Contents" style:list-style-name="L108">
      <style:text-properties style:font-name="ＭＳ Ｐゴシック" style:font-name-asian="ＭＳ Ｐゴシック" style:language-asian="ja" style:country-asian="JP"/>
    </style:style>
    <style:style style:name="P133" style:family="paragraph" style:parent-style-name="Table_20_Contents" style:list-style-name="L109">
      <style:text-properties style:font-name="ＭＳ Ｐゴシック" style:font-name-asian="ＭＳ Ｐゴシック" style:language-asian="ja" style:country-asian="JP"/>
    </style:style>
    <style:style style:name="P134" style:family="paragraph" style:parent-style-name="Table_20_Contents" style:list-style-name="L110">
      <style:text-properties style:font-name="ＭＳ Ｐゴシック" style:font-name-asian="ＭＳ Ｐゴシック" style:language-asian="ja" style:country-asian="JP"/>
    </style:style>
    <style:style style:name="P135" style:family="paragraph" style:parent-style-name="Table_20_Contents" style:list-style-name="L111">
      <style:text-properties style:font-name="ＭＳ Ｐゴシック" style:font-name-asian="ＭＳ Ｐゴシック" style:language-asian="ja" style:country-asian="JP"/>
    </style:style>
    <style:style style:name="P136" style:family="paragraph" style:parent-style-name="Table_20_Contents" style:list-style-name="L112">
      <style:text-properties style:font-name="ＭＳ Ｐゴシック" style:font-name-asian="ＭＳ Ｐゴシック" style:language-asian="ja" style:country-asian="JP"/>
    </style:style>
    <style:style style:name="P137" style:family="paragraph" style:parent-style-name="Table_20_Contents" style:list-style-name="L113">
      <style:text-properties style:font-name="ＭＳ Ｐゴシック" style:font-name-asian="ＭＳ Ｐゴシック" style:language-asian="ja" style:country-asian="JP"/>
    </style:style>
    <style:style style:name="P138" style:family="paragraph" style:parent-style-name="Table_20_Contents" style:list-style-name="L114">
      <style:text-properties style:font-name="ＭＳ Ｐゴシック" style:font-name-asian="ＭＳ Ｐゴシック" style:language-asian="ja" style:country-asian="JP"/>
    </style:style>
    <style:style style:name="P139" style:family="paragraph" style:parent-style-name="Table_20_Contents" style:list-style-name="L115">
      <style:text-properties style:font-name="ＭＳ Ｐゴシック" style:font-name-asian="ＭＳ Ｐゴシック" style:language-asian="ja" style:country-asian="JP"/>
    </style:style>
    <style:style style:name="P140" style:family="paragraph" style:parent-style-name="Table_20_Contents" style:list-style-name="L116">
      <style:text-properties style:font-name="ＭＳ Ｐゴシック" style:font-name-asian="ＭＳ Ｐゴシック" style:language-asian="ja" style:country-asian="JP"/>
    </style:style>
    <style:style style:name="P141" style:family="paragraph" style:parent-style-name="Table_20_Contents" style:list-style-name="L117">
      <style:text-properties style:font-name="ＭＳ Ｐゴシック" style:font-name-asian="ＭＳ Ｐゴシック" style:language-asian="ja" style:country-asian="JP"/>
    </style:style>
    <style:style style:name="P142" style:family="paragraph" style:parent-style-name="Table_20_Contents" style:list-style-name="L118">
      <style:text-properties style:font-name="ＭＳ Ｐゴシック" style:font-name-asian="ＭＳ Ｐゴシック" style:language-asian="ja" style:country-asian="JP"/>
    </style:style>
    <style:style style:name="P143" style:family="paragraph" style:parent-style-name="Table_20_Contents" style:list-style-name="L119">
      <style:text-properties style:font-name="ＭＳ Ｐゴシック" style:font-name-asian="ＭＳ Ｐゴシック" style:language-asian="ja" style:country-asian="JP"/>
    </style:style>
    <style:style style:name="P144" style:family="paragraph" style:parent-style-name="Table_20_Contents" style:list-style-name="L120">
      <style:text-properties style:font-name="ＭＳ Ｐゴシック" style:font-name-asian="ＭＳ Ｐゴシック" style:language-asian="ja" style:country-asian="JP"/>
    </style:style>
    <style:style style:name="P145" style:family="paragraph" style:parent-style-name="Table_20_Contents" style:list-style-name="L121">
      <style:text-properties style:font-name="ＭＳ Ｐゴシック" style:font-name-asian="ＭＳ Ｐゴシック" style:language-asian="ja" style:country-asian="JP"/>
    </style:style>
    <style:style style:name="P146" style:family="paragraph" style:parent-style-name="Table_20_Contents" style:list-style-name="L122">
      <style:text-properties style:font-name="ＭＳ Ｐゴシック" style:font-name-asian="ＭＳ Ｐゴシック" style:language-asian="ja" style:country-asian="JP"/>
    </style:style>
    <style:style style:name="P147" style:family="paragraph" style:parent-style-name="Table_20_Contents" style:list-style-name="L123">
      <style:text-properties style:font-name="ＭＳ Ｐゴシック" style:font-name-asian="ＭＳ Ｐゴシック" style:language-asian="ja" style:country-asian="JP"/>
    </style:style>
    <style:style style:name="P148" style:family="paragraph" style:parent-style-name="Table_20_Contents" style:list-style-name="L124">
      <style:text-properties style:font-name="ＭＳ Ｐゴシック" style:font-name-asian="ＭＳ Ｐゴシック" style:language-asian="ja" style:country-asian="JP"/>
    </style:style>
    <style:style style:name="P149" style:family="paragraph" style:parent-style-name="Table_20_Contents" style:list-style-name="L125">
      <style:text-properties style:font-name="ＭＳ Ｐゴシック" style:font-name-asian="ＭＳ Ｐゴシック" style:language-asian="ja" style:country-asian="JP"/>
    </style:style>
    <style:style style:name="P150" style:family="paragraph" style:parent-style-name="Table_20_Contents" style:list-style-name="L126">
      <style:text-properties style:font-name="ＭＳ Ｐゴシック" style:font-name-asian="ＭＳ Ｐゴシック" style:language-asian="ja" style:country-asian="JP"/>
    </style:style>
    <style:style style:name="P151" style:family="paragraph" style:parent-style-name="Table_20_Contents" style:list-style-name="L127">
      <style:text-properties style:font-name="ＭＳ Ｐゴシック" style:font-name-asian="ＭＳ Ｐゴシック" style:language-asian="ja" style:country-asian="JP"/>
    </style:style>
    <style:style style:name="P152" style:family="paragraph" style:parent-style-name="Table_20_Contents" style:list-style-name="L128">
      <style:text-properties style:font-name="ＭＳ Ｐゴシック" style:font-name-asian="ＭＳ Ｐゴシック" style:language-asian="ja" style:country-asian="JP"/>
    </style:style>
    <style:style style:name="P153" style:family="paragraph" style:parent-style-name="Table_20_Contents" style:list-style-name="L129">
      <style:text-properties style:font-name="ＭＳ Ｐゴシック" style:font-name-asian="ＭＳ Ｐゴシック" style:language-asian="ja" style:country-asian="JP"/>
    </style:style>
    <style:style style:name="P154" style:family="paragraph" style:parent-style-name="Table_20_Contents" style:list-style-name="L130">
      <style:text-properties style:font-name="ＭＳ Ｐゴシック" style:font-name-asian="ＭＳ Ｐゴシック" style:language-asian="ja" style:country-asian="JP"/>
    </style:style>
    <style:style style:name="P155" style:family="paragraph" style:parent-style-name="Table_20_Contents" style:list-style-name="L131">
      <style:text-properties style:font-name="ＭＳ Ｐゴシック" style:font-name-asian="ＭＳ Ｐゴシック" style:language-asian="ja" style:country-asian="JP"/>
    </style:style>
    <style:style style:name="P156" style:family="paragraph" style:parent-style-name="Table_20_Contents" style:list-style-name="L132">
      <style:text-properties style:font-name="ＭＳ Ｐゴシック" style:font-name-asian="ＭＳ Ｐゴシック" style:language-asian="ja" style:country-asian="JP"/>
    </style:style>
    <style:style style:name="P157" style:family="paragraph" style:parent-style-name="Table_20_Contents" style:list-style-name="L133">
      <style:text-properties style:font-name="ＭＳ Ｐゴシック" style:font-name-asian="ＭＳ Ｐゴシック" style:language-asian="ja" style:country-asian="JP"/>
    </style:style>
    <style:style style:name="P158" style:family="paragraph" style:parent-style-name="Table_20_Contents" style:list-style-name="L134">
      <style:text-properties style:font-name="ＭＳ Ｐゴシック" style:font-name-asian="ＭＳ Ｐゴシック" style:language-asian="ja" style:country-asian="JP"/>
    </style:style>
    <style:style style:name="P159" style:family="paragraph" style:parent-style-name="Table_20_Contents" style:list-style-name="L135">
      <style:text-properties style:font-name="ＭＳ Ｐゴシック" style:font-name-asian="ＭＳ Ｐゴシック" style:language-asian="ja" style:country-asian="JP"/>
    </style:style>
    <style:style style:name="P160" style:family="paragraph" style:parent-style-name="Table_20_Contents" style:list-style-name="L136">
      <style:text-properties style:font-name="ＭＳ Ｐゴシック" style:font-name-asian="ＭＳ Ｐゴシック" style:language-asian="ja" style:country-asian="JP"/>
    </style:style>
    <style:style style:name="P161" style:family="paragraph" style:parent-style-name="Table_20_Contents" style:list-style-name="L137">
      <style:text-properties style:font-name="ＭＳ Ｐゴシック" style:font-name-asian="ＭＳ Ｐゴシック" style:language-asian="ja" style:country-asian="JP"/>
    </style:style>
    <style:style style:name="P162" style:family="paragraph" style:parent-style-name="Table_20_Contents" style:list-style-name="L138">
      <style:text-properties style:font-name="ＭＳ Ｐゴシック" style:font-name-asian="ＭＳ Ｐゴシック" style:language-asian="ja" style:country-asian="JP"/>
    </style:style>
    <style:style style:name="P163" style:family="paragraph" style:parent-style-name="Table_20_Contents" style:list-style-name="L139">
      <style:text-properties style:font-name="ＭＳ Ｐゴシック" style:font-name-asian="ＭＳ Ｐゴシック" style:language-asian="ja" style:country-asian="JP"/>
    </style:style>
    <style:style style:name="P164" style:family="paragraph" style:parent-style-name="Table_20_Contents" style:list-style-name="L140">
      <style:text-properties style:font-name="ＭＳ Ｐゴシック" style:font-name-asian="ＭＳ Ｐゴシック" style:language-asian="ja" style:country-asian="JP"/>
    </style:style>
    <style:style style:name="P165" style:family="paragraph" style:parent-style-name="Table_20_Contents" style:list-style-name="L141">
      <style:text-properties style:font-name="ＭＳ Ｐゴシック" style:font-name-asian="ＭＳ Ｐゴシック" style:language-asian="ja" style:country-asian="JP"/>
    </style:style>
    <style:style style:name="P166" style:family="paragraph" style:parent-style-name="Table_20_Contents" style:list-style-name="L142">
      <style:text-properties style:font-name="ＭＳ Ｐゴシック" style:font-name-asian="ＭＳ Ｐゴシック" style:language-asian="ja" style:country-asian="JP"/>
    </style:style>
    <style:style style:name="P167" style:family="paragraph" style:parent-style-name="Table_20_Contents" style:list-style-name="L143">
      <style:text-properties style:font-name="ＭＳ Ｐゴシック" style:font-name-asian="ＭＳ Ｐゴシック" style:language-asian="ja" style:country-asian="JP"/>
    </style:style>
    <style:style style:name="P168" style:family="paragraph" style:parent-style-name="Table_20_Contents" style:list-style-name="L144">
      <style:text-properties style:font-name="ＭＳ Ｐゴシック" style:font-name-asian="ＭＳ Ｐゴシック" style:language-asian="ja" style:country-asian="JP"/>
    </style:style>
    <style:style style:name="P169" style:family="paragraph" style:parent-style-name="Table_20_Contents" style:list-style-name="L145">
      <style:text-properties style:font-name="ＭＳ Ｐゴシック" style:font-name-asian="ＭＳ Ｐゴシック" style:language-asian="ja" style:country-asian="JP"/>
    </style:style>
    <style:style style:name="P170" style:family="paragraph" style:parent-style-name="Table_20_Contents" style:list-style-name="L146">
      <style:text-properties style:font-name="ＭＳ Ｐゴシック" style:font-name-asian="ＭＳ Ｐゴシック" style:language-asian="ja" style:country-asian="JP"/>
    </style:style>
    <style:style style:name="P171" style:family="paragraph" style:parent-style-name="Table_20_Contents" style:list-style-name="L147">
      <style:text-properties style:font-name="ＭＳ Ｐゴシック" style:font-name-asian="ＭＳ Ｐゴシック" style:language-asian="ja" style:country-asian="JP"/>
    </style:style>
    <style:style style:name="P172" style:family="paragraph" style:parent-style-name="Table_20_Contents" style:list-style-name="L148">
      <style:text-properties style:font-name="ＭＳ Ｐゴシック" style:font-name-asian="ＭＳ Ｐゴシック" style:language-asian="ja" style:country-asian="JP"/>
    </style:style>
    <style:style style:name="P173" style:family="paragraph" style:parent-style-name="Table_20_Contents" style:list-style-name="L149">
      <style:text-properties style:font-name="ＭＳ Ｐゴシック" style:font-name-asian="ＭＳ Ｐゴシック" style:language-asian="ja" style:country-asian="JP"/>
    </style:style>
    <style:style style:name="P174" style:family="paragraph" style:parent-style-name="Table_20_Contents" style:list-style-name="L150">
      <style:text-properties style:font-name="ＭＳ Ｐゴシック" style:font-name-asian="ＭＳ Ｐゴシック" style:language-asian="ja" style:country-asian="JP"/>
    </style:style>
    <style:style style:name="P175" style:family="paragraph" style:parent-style-name="Table_20_Contents" style:list-style-name="L151">
      <style:text-properties style:font-name="ＭＳ Ｐゴシック" style:font-name-asian="ＭＳ Ｐゴシック" style:language-asian="ja" style:country-asian="JP"/>
    </style:style>
    <style:style style:name="P176" style:family="paragraph" style:parent-style-name="Table_20_Contents" style:list-style-name="L152">
      <style:text-properties style:font-name="ＭＳ Ｐゴシック" style:font-name-asian="ＭＳ Ｐゴシック" style:language-asian="ja" style:country-asian="JP"/>
    </style:style>
    <style:style style:name="P177" style:family="paragraph" style:parent-style-name="Table_20_Contents" style:list-style-name="L153">
      <style:text-properties style:font-name="ＭＳ Ｐゴシック" style:font-name-asian="ＭＳ Ｐゴシック" style:language-asian="ja" style:country-asian="JP"/>
    </style:style>
    <style:style style:name="P178" style:family="paragraph" style:parent-style-name="Table_20_Contents" style:list-style-name="L154">
      <style:text-properties style:font-name="ＭＳ Ｐゴシック" style:font-name-asian="ＭＳ Ｐゴシック" style:language-asian="ja" style:country-asian="JP"/>
    </style:style>
    <style:style style:name="P179" style:family="paragraph" style:parent-style-name="Table_20_Contents" style:list-style-name="L155">
      <style:text-properties style:font-name="ＭＳ Ｐゴシック" style:font-name-asian="ＭＳ Ｐゴシック" style:language-asian="ja" style:country-asian="JP"/>
    </style:style>
    <style:style style:name="P180" style:family="paragraph" style:parent-style-name="Table_20_Contents" style:list-style-name="L156">
      <style:text-properties style:font-name="ＭＳ Ｐゴシック" style:font-name-asian="ＭＳ Ｐゴシック" style:language-asian="ja" style:country-asian="JP"/>
    </style:style>
    <style:style style:name="P181" style:family="paragraph" style:parent-style-name="Table_20_Contents" style:list-style-name="L157">
      <style:text-properties style:font-name="ＭＳ Ｐゴシック" style:font-name-asian="ＭＳ Ｐゴシック" style:language-asian="ja" style:country-asian="JP"/>
    </style:style>
    <style:style style:name="P182" style:family="paragraph" style:parent-style-name="Table_20_Contents" style:list-style-name="L158">
      <style:text-properties style:font-name="ＭＳ Ｐゴシック" style:font-name-asian="ＭＳ Ｐゴシック" style:language-asian="ja" style:country-asian="JP"/>
    </style:style>
    <style:style style:name="P183" style:family="paragraph" style:parent-style-name="Table_20_Contents" style:list-style-name="L161">
      <style:text-properties style:font-name="ＭＳ Ｐゴシック" style:font-name-asian="ＭＳ Ｐゴシック" style:language-asian="ja" style:country-asian="JP"/>
    </style:style>
    <style:style style:name="P184" style:family="paragraph" style:parent-style-name="Table_20_Contents" style:list-style-name="L162">
      <style:text-properties style:font-name="ＭＳ Ｐゴシック" style:font-name-asian="ＭＳ Ｐゴシック" style:language-asian="ja" style:country-asian="JP"/>
    </style:style>
    <style:style style:name="P185" style:family="paragraph" style:parent-style-name="Table_20_Contents" style:list-style-name="L163">
      <style:text-properties style:font-name="ＭＳ Ｐゴシック" style:font-name-asian="ＭＳ Ｐゴシック" style:language-asian="ja" style:country-asian="JP"/>
    </style:style>
    <style:style style:name="P186" style:family="paragraph" style:parent-style-name="Table_20_Contents" style:list-style-name="L164">
      <style:text-properties style:font-name="ＭＳ Ｐゴシック" style:font-name-asian="ＭＳ Ｐゴシック" style:language-asian="ja" style:country-asian="JP"/>
    </style:style>
    <style:style style:name="P187" style:family="paragraph" style:parent-style-name="Table_20_Contents" style:list-style-name="L165">
      <style:text-properties style:font-name="ＭＳ Ｐゴシック" style:font-name-asian="ＭＳ Ｐゴシック" style:language-asian="ja" style:country-asian="JP"/>
    </style:style>
    <style:style style:name="P188" style:family="paragraph" style:parent-style-name="Table_20_Contents" style:list-style-name="L166">
      <style:text-properties style:font-name="ＭＳ Ｐゴシック" style:font-name-asian="ＭＳ Ｐゴシック" style:language-asian="ja" style:country-asian="JP"/>
    </style:style>
    <style:style style:name="P189" style:family="paragraph" style:parent-style-name="Table_20_Contents" style:list-style-name="L167">
      <style:text-properties style:font-name="ＭＳ Ｐゴシック" style:font-name-asian="ＭＳ Ｐゴシック" style:language-asian="ja" style:country-asian="JP"/>
    </style:style>
    <style:style style:name="P190" style:family="paragraph" style:parent-style-name="Table_20_Contents" style:list-style-name="L168">
      <style:text-properties style:font-name="ＭＳ Ｐゴシック" style:font-name-asian="ＭＳ Ｐゴシック" style:language-asian="ja" style:country-asian="JP"/>
    </style:style>
    <style:style style:name="P191" style:family="paragraph" style:parent-style-name="Table_20_Contents" style:list-style-name="L169">
      <style:text-properties style:font-name="ＭＳ Ｐゴシック" style:font-name-asian="ＭＳ Ｐゴシック" style:language-asian="ja" style:country-asian="JP"/>
    </style:style>
    <style:style style:name="P192" style:family="paragraph" style:parent-style-name="Table_20_Contents" style:list-style-name="L170">
      <style:text-properties style:font-name="ＭＳ Ｐゴシック" style:font-name-asian="ＭＳ Ｐゴシック" style:language-asian="ja" style:country-asian="JP"/>
    </style:style>
    <style:style style:name="P193" style:family="paragraph" style:parent-style-name="Table_20_Contents" style:list-style-name="L171">
      <style:text-properties style:font-name="ＭＳ Ｐゴシック" style:font-name-asian="ＭＳ Ｐゴシック" style:language-asian="ja" style:country-asian="JP"/>
    </style:style>
    <style:style style:name="P194" style:family="paragraph" style:parent-style-name="Table_20_Contents" style:list-style-name="L172">
      <style:text-properties style:font-name="ＭＳ Ｐゴシック" style:font-name-asian="ＭＳ Ｐゴシック" style:language-asian="ja" style:country-asian="JP"/>
    </style:style>
    <style:style style:name="P195" style:family="paragraph" style:parent-style-name="Table_20_Contents" style:list-style-name="L173">
      <style:text-properties style:font-name="ＭＳ Ｐゴシック" style:font-name-asian="ＭＳ Ｐゴシック" style:language-asian="ja" style:country-asian="JP"/>
    </style:style>
    <style:style style:name="P196" style:family="paragraph" style:parent-style-name="Table_20_Contents" style:list-style-name="L174">
      <style:text-properties style:font-name="ＭＳ Ｐゴシック" style:font-name-asian="ＭＳ Ｐゴシック" style:language-asian="ja" style:country-asian="JP"/>
    </style:style>
    <style:style style:name="P197" style:family="paragraph" style:parent-style-name="Table_20_Contents" style:list-style-name="L175">
      <style:text-properties style:font-name="ＭＳ Ｐゴシック" style:font-name-asian="ＭＳ Ｐゴシック" style:language-asian="ja" style:country-asian="JP"/>
    </style:style>
    <style:style style:name="P198" style:family="paragraph" style:parent-style-name="Table_20_Contents" style:list-style-name="L176">
      <style:text-properties style:font-name="ＭＳ Ｐゴシック" style:font-name-asian="ＭＳ Ｐゴシック" style:language-asian="ja" style:country-asian="JP"/>
    </style:style>
    <style:style style:name="P199" style:family="paragraph" style:parent-style-name="Standard" style:list-style-name="L160">
      <style:text-properties style:font-name="Arial" fo:font-size="13pt" style:font-name-asian="Arimo" style:font-size-asian="13pt" style:font-size-complex="13pt"/>
    </style:style>
    <style:style style:name="P2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Ru1" style:family="ruby">
      <style:ruby-properties style:ruby-align="left" style:ruby-position="abo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4">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353556876825540758" text:style-name="L1">
              <text:list-item>
                <text:p text:style-name="P25">開始　　９：３０ぐらいか</text:p>
              </text:list-item>
              <text:list-item>
                <text:p text:style-name="P25">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1248961408525773646" text:style-name="L2">
              <text:list-item>
                <text:p text:style-name="P26">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7635687565131043033" text:style-name="L3">
              <text:list-item>
                <text:p text:style-name="P27">バイブ２人。私が担当した人は、メガネあり。５０前後か。１７３ぐらい。やや、痩せている。</text:p>
              </text:list-item>
              <text:list-item>
                <text:p text:style-name="P27">もう一人のバイブの人。前回もいた。髪を少し伸ばしている。６０前後か。顔は、アイヌ系の顔立ち。日に焼けている。発達系の特徴か、話しの内容が、分かりづらい。</text:p>
              </text:list-item>
              <text:list-item>
                <text:p text:style-name="P27">洗いの人。バイブの２番目の人と、顔立ちが似ている。１７０少しか。顔つきが、やはり、発達系の特徴を見せている。</text:p>
              </text:list-item>
              <text:list-item>
                <text:p text:style-name="P27">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1080671996873985167" text:style-name="L4">
              <text:list-item>
                <text:p text:style-name="P28">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7626962549119291758" text:style-name="L5">
              <text:list-item>
                <text:p text:style-name="P29">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8844353630515222192" text:style-name="L6">
              <text:list-item>
                <text:p text:style-name="P30">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462915671132018062" text:style-name="L7">
              <text:list-item>
                <text:p text:style-name="P31"/>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2446018562135838705" text:style-name="L8">
              <text:list-item>
                <text:p text:style-name="P32">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2844332468011166808" text:style-name="L9">
              <text:list-item>
                <text:p text:style-name="P33">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3197746557219653202" text:style-name="L10">
              <text:list-item>
                <text:p text:style-name="P34"/>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448611203130546522" text:style-name="L11">
              <text:list-item>
                <text:p text:style-name="P35"/>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3170298278436083820" text:style-name="L12">
              <text:list-item>
                <text:p text:style-name="P36"/>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9020085559932635842" text:style-name="L13">
              <text:list-item>
                <text:p text:style-name="P37">現場の近く。駅への途中。「健祐」という漢字を載せた看板。を、掲げてある、作業場。</text:p>
              </text:list-item>
              <text:list-item>
                <text:p text:style-name="P37">「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8704437317369011627" text:style-name="L14">
              <text:list-item>
                <text:p text:style-name="P38"/>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9219986158078305747" text:style-name="L15">
              <text:list-item>
                <text:p text:style-name="P39">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39">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2230938704611764270" text:style-name="L16">
              <text:list-item>
                <text:p text:style-name="P40">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4"/>
      <text:p text:style-name="P4">[/ XXXX] 20210527_163034</text:p>
      <text:p text:style-name="P5"/>
      <text:p text:style-name="P7"/>
      <text:p text:style-name="P2">---------------------------------------------------------------</text:p>
      <text:p text:style-name="P4">[XXX] 20210605_151517</text:p>
      <text:p text:style-name="P14"><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930538874987050552" text:style-name="L17">
              <text:list-item>
                <text:p text:style-name="P41">開始　：　９時頃か？</text:p>
              </text:list-item>
              <text:list-item>
                <text:p text:style-name="P41">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8954722886581367891" text:style-name="L18">
              <text:list-item>
                <text:p text:style-name="P42">FUJITA。３人。一人は、ベトナムか。</text:p>
              </text:list-item>
              <text:list-item>
                <text:p text:style-name="P42">職長らしき人、前にも、前回か、一緒になった。４０前後か、若く見える。かっぷく、良し。</text:p>
              </text:list-item>
              <text:list-item>
                <text:p text:style-name="P42">もう一人の日本人。３０半ばか。１６５少し。ヒゲあり。あご、ほお。</text:p>
              </text:list-item>
              <text:list-item>
                <text:p text:style-name="P42">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6399916975586379596" text:style-name="L19">
              <text:list-item>
                <text:p text:style-name="P43">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2343076772158165374" text:style-name="L20">
              <text:list-item>
                <text:p text:style-name="P44">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8211518011346930379" text:style-name="L21">
              <text:list-item>
                <text:p text:style-name="P45">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8894990105165376918" text:style-name="L22">
              <text:list-item>
                <text:p text:style-name="P46">赤いシャツを着た人がいる。</text:p>
              </text:list-item>
              <text:list-item>
                <text:p text:style-name="P46">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7509805329092244736" text:style-name="L23">
              <text:list-item>
                <text:p text:style-name="P47">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7903798766363875877" text:style-name="L24">
              <text:list-item>
                <text:p text:style-name="P48">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48">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3717681150304256600" text:style-name="L25">
              <text:list-item>
                <text:p text:style-name="P49">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6287636558593385978" text:style-name="L26">
              <text:list-item>
                <text:p text:style-name="P50">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9198743860069277927" text:style-name="L27">
              <text:list-item>
                <text:p text:style-name="P51">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8091168163950041149" text:style-name="L28">
              <text:list-item>
                <text:p text:style-name="P52">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3644456066874465553" text:style-name="L29">
              <text:list-item>
                <text:p text:style-name="P53">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4842433138248445660" text:style-name="L30">
              <text:list-item>
                <text:p text:style-name="P54"/>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5888159718908019931" text:style-name="L31">
              <text:list-item>
                <text:p text:style-name="P55"/>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132932069281569868" text:style-name="L32">
              <text:list-item>
                <text:p text:style-name="P56">スラブへ渡してある、階段。濡れている。滑るだろう、重心に位置によっては。</text:p>
              </text:list-item>
            </text:list>
          </table:table-cell>
        </table:table-row>
      </table:table>
      <text:p text:style-name="P14"/>
      <text:p text:style-name="P4">[/ XXXX] 20210605_155821</text:p>
      <text:p text:style-name="P5"/>
      <text:p text:style-name="P7"/>
      <text:p text:style-name="P2">---------------------------------------------------------------</text:p>
      <text:p text:style-name="P4">[XXX] 20210611_141120</text:p>
      <text:p text:style-name="P14">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66140316053364752" text:style-name="L33">
              <text:list-item>
                <text:p text:style-name="P57">開始　：　９時頃には、始まっていたか</text:p>
              </text:list-item>
              <text:list-item>
                <text:p text:style-name="P57">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1769306430465773555" text:style-name="L34">
              <text:list-item>
                <text:p text:style-name="P58">「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8246884777803199492" text:style-name="L35">
              <text:list-item>
                <text:p text:style-name="P59">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4873598179671437373" text:style-name="L36">
              <text:list-item>
                <text:p text:style-name="P60">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60">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3609215208987721601" text:style-name="L37">
              <text:list-item>
                <text:p text:style-name="P61">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1441974601034198003" text:style-name="L38">
              <text:list-item>
                <text:p text:style-name="P62">「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1429260087320580300" text:style-name="L39">
              <text:list-item>
                <text:p text:style-name="P63"/>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3893645536907825184" text:style-name="L40">
              <text:list-item>
                <text:p text:style-name="P64">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8740990280522550377" text:style-name="L41">
              <text:list-item>
                <text:p text:style-name="P65">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157265195469726485" text:style-name="L42">
              <text:list-item>
                <text:p text:style-name="P66">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898219987426068995" text:style-name="L43">
              <text:list-item>
                <text:p text:style-name="P67"/>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6871056128821202020" text:style-name="L44">
              <text:list-item>
                <text:p text:style-name="P68"/>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2458725997518557926" text:style-name="L45">
              <text:list-item>
                <text:p text:style-name="P69"/>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7990311053385587312" text:style-name="L46">
              <text:list-item>
                <text:p text:style-name="P70">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4872519412568298647" text:style-name="L47">
              <text:list-item>
                <text:p text:style-name="P71"/>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4725396921421525860" text:style-name="L48">
              <text:list-item>
                <text:p text:style-name="P72">足場階段の上り下り。足を踏み外しやすい。<office:annotation office:name="__Annotation__1624_1015856991"><dc:creator>iwabuchi ken</dc:creator><dc:date>2021-07-02T04:59:17.86</dc:date><text:p text:style-name="P200"><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4"/>
      <text:p text:style-name="P4">[/ XXXX] 20210611_142931</text:p>
      <text:p text:style-name="P5"/>
      <text:p text:style-name="P7"/>
      <text:p text:style-name="P2">---------------------------------------------------------------</text:p>
      <text:p text:style-name="P4">[XXX] 20210615_140205</text:p>
      <text:p text:style-name="P14">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6906907745805802299" text:style-name="L49">
              <text:list-item>
                <text:p text:style-name="P73">開始　　　９：１０ごろ</text:p>
              </text:list-item>
              <text:list-item>
                <text:p text:style-name="P73">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7352125449166929498" text:style-name="L50">
              <text:list-item>
                <text:p text:style-name="P74">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4415435662023859572" text:style-name="L51">
              <text:list-item>
                <text:p text:style-name="P75">前回と同じ。「アトピー顔」と呼ぶのか、親方さん。バイブ２人、ともに、東南アジア。ベトナムではないか。肌の浅黒さが、ベトナムの人たちよりも、深い。カンボジアか。</text:p>
              </text:list-item>
              <text:list-item>
                <text:p text:style-name="P75">自分が担当したバイブの人。目が、下向きの半円。上目に見る。帰りがけ、喫煙所にいるとこへ行って、肩を叩いて、それじゃ、と声をかけた。</text:p>
              </text:list-item>
              <text:list-item>
                <text:p text:style-name="P75">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4295221377333722988" text:style-name="L52">
              <text:list-item>
                <text:p text:style-name="P76">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6">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1448676525704294466" text:style-name="L53">
              <text:list-item>
                <text:p text:style-name="P77">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1568275375085329042" text:style-name="L54">
              <text:list-item>
                <text:p text:style-name="P78"/>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3616572374183168010" text:style-name="L55">
              <text:list-item>
                <text:p text:style-name="P79">２人。一人は、１６５ぐらい。小柄。身のこなし、軽い。丸顔。</text:p>
              </text:list-item>
              <text:list-item>
                <text:p text:style-name="P79">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7535287827819275614" text:style-name="L56">
              <text:list-item>
                <text:p text:style-name="P80">所長。もう一人、若い人。１７３ぐらい。３０前後か。痩せている。</text:p>
              </text:list-item>
              <text:list-item>
                <text:p text:style-name="P80">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1232250258583103549" text:style-name="L57">
              <text:list-item>
                <text:p text:style-name="P81">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9062023462334743393" text:style-name="L58">
              <text:list-item>
                <text:p text:style-name="P82"/>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8057017562320843062" text:style-name="L59">
              <text:list-item>
                <text:p text:style-name="P83"/>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799043116322558203" text:style-name="L60">
              <text:list-item>
                <text:p text:style-name="P84"/>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8199456477293676500" text:style-name="L61">
              <text:list-item>
                <text:p text:style-name="P85"/>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8303164132912274258" text:style-name="L62">
              <text:list-item>
                <text:p text:style-name="P86">「しのずか」さん。千葉出身。香取市。娘さんが一人。マニラにいる。医学部に通っている。２４歳。あと２年すると、楽になれる、とのこと。学費を払い終えるか、らしい。</text:p>
              </text:list-item>
              <text:list-item>
                <text:p text:style-name="P86">正月は、フィリピンで過ごすとのこと。ここ、２０何年か。かみさんは、半分スペイン人。娘さんの写真、見せてもらった。顔立ちは、目が大きい。南欧人の顔立ち。肌は、やや黒い。</text:p>
              </text:list-item>
              <text:list-item>
                <text:p text:style-name="P86">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4218145316408096400" text:style-name="L63">
              <text:list-item>
                <text:p text:style-name="P87"/>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8687169143314518427" text:style-name="L64">
              <text:list-item>
                <text:p text:style-name="P88"/>
              </text:list-item>
            </text:list>
          </table:table-cell>
        </table:table-row>
      </table:table>
      <text:p text:style-name="P14"/>
      <text:p text:style-name="P4">[/ XXXX] 20210615_141656</text:p>
      <text:p text:style-name="P14"/>
      <text:p text:style-name="P7"><text:soft-page-break/></text:p>
      <text:p text:style-name="P2">---------------------------------------------------------------</text:p>
      <text:p text:style-name="P4">[XXX] 20210626_122127 (-20 min ?)</text:p>
      <text:p text:style-name="P14">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2586684273442852901" text:style-name="L65">
              <text:list-item>
                <text:p text:style-name="P89">開始　：　１０：２５</text:p>
              </text:list-item>
              <text:list-item>
                <text:p text:style-name="P89">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1036170891404118901" text:style-name="L66">
              <text:list-item>
                <text:p text:style-name="P90">「○○○○○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1385410910960963136" text:style-name="L67">
              <text:list-item>
                <text:p text:style-name="P91">バイブ２人。一人は、髪を伸ばしている。（P1）後ろで束ねている。やや太め。１７３ぐらいか。「ヒャヒャヒャ」、と、笑い声をあげる。スイッチの指示は、こちらに顔を向けて、出してくれる。</text:p>
              </text:list-item>
              <text:list-item>
                <text:p text:style-name="P91">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551010668263453815" text:style-name="L68">
              <text:list-item>
                <text:p text:style-name="P92">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2446911311816132564" text:style-name="L69">
              <text:list-item>
                <text:p text:style-name="P93"/>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7623718735739460375" text:style-name="L70">
              <text:list-item>
                <text:p text:style-name="P94">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3215510102052369068" text:style-name="L71">
              <text:list-item>
                <text:p text:style-name="P95"/>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2543106697157675492" text:style-name="L72">
              <text:list-item>
                <text:p text:style-name="P96"/>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5760080602173715056" text:style-name="L73">
              <text:list-item>
                <text:p text:style-name="P97">イワサキさん。ホクシンではなく、「黒田設備サービス」か何かの、会社名。ホクシンさんから、仕事を請けているか。</text:p>
              </text:list-item>
              <text:list-item>
                <text:p text:style-name="P97">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6120156780241495678" text:style-name="L74">
              <text:list-item>
                <text:p text:style-name="P98"/>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3174724711534389752" text:style-name="L75">
              <text:list-item>
                <text:p text:style-name="P99"/>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4071599903761234538" text:style-name="L76">
              <text:list-item>
                <text:p text:style-name="P100"/>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6184291521521171914" text:style-name="L77">
              <text:list-item>
                <text:p text:style-name="P101"/>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5657790689440301246" text:style-name="L78">
              <text:list-item>
                <text:p text:style-name="P102">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1674170333025348911" text:style-name="L79">
              <text:list-item>
                <text:p text:style-name="P103"/>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704842548236298119" text:style-name="L80">
              <text:list-item>
                <text:p text:style-name="P104">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4"/>
      <text:p text:style-name="P4">[/ XXXX] 20210626_122127</text:p>
      <text:p text:style-name="P14"/>
      <text:p text:style-name="P14"/>
      <text:p text:style-name="P7"/>
      <text:p text:style-name="P2">---------------------------------------------------------------</text:p>
      <text:p text:style-name="P4">[XXX] 20210703_171837</text:p>
      <text:p text:style-name="P14">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7225387786865486465" text:style-name="L81">
              <text:list-item>
                <text:p text:style-name="P105">開始　：　９：１５ぐらいか</text:p>
              </text:list-item>
              <text:list-item>
                <text:p text:style-name="P105">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6710092388671433561" text:style-name="L82">
              <text:list-item>
                <text:p text:style-name="P106">FUJITAの人たち。２人。一人は、ベトナムの人か。</text:p>
              </text:list-item>
              <text:list-item>
                <text:p text:style-name="P106">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6127214101351130665" text:style-name="L83">
              <text:list-item>
                <text:p text:style-name="P107">鈴木土木、もうひとつ、別の会社名のヘルメットの人たちもいる。</text:p>
              </text:list-item>
              <text:list-item>
                <text:p text:style-name="P107">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1827582883752098454" text:style-name="L84">
              <text:list-item>
                <text:p text:style-name="P108">設備の人。日建さんの人。男。１７５ぐらいか、ひょろっとしている。前回もいた。</text:p>
              </text:list-item>
              <text:list-item>
                <text:p text:style-name="P108">スラブのボイド、コンクリートを流すとき、ボイドに足を置き続ける。</text:p>
              </text:list-item>
              <text:list-item>
                <text:p text:style-name="P108">顔の表情。目が、直角三角形。鋭角が、外向き。直角が、目頭。</text:p>
              </text:list-item>
              <text:list-item>
                <text:p text:style-name="P108">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08">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08">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1912490386039993606" text:style-name="L85">
              <text:list-item>
                <text:p text:style-name="P109">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1271381779446042514" text:style-name="L86">
              <text:list-item>
                <text:p text:style-name="P110">仲地フロアーさん。前回の、ギョロッとした、若い男の人、またいる。</text:p>
              </text:list-item>
              <text:list-item>
                <text:p text:style-name="P110">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8869424242623355088" text:style-name="L87">
              <text:list-item>
                <text:p text:style-name="P111"/>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24670045264793966" text:style-name="L88">
              <text:list-item>
                <text:p text:style-name="P112">また、前回と同じ人。１６５ぐらい、初めて入ったとき、打設の前に、スラブで、怒鳴り散らしていた人。</text:p>
              </text:list-item>
              <text:list-item>
                <text:p text:style-name="P112">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3214872707667120795" text:style-name="L89">
              <text:list-item>
                <text:p text:style-name="P113">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8832080088572952664" text:style-name="L90">
              <text:list-item>
                <text:p text:style-name="P114"/>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2213315965236105073" text:style-name="L91">
              <text:list-item>
                <text:p text:style-name="P115"/>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7866007964176631633" text:style-name="L92">
              <text:list-item>
                <text:p text:style-name="P116">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3694312967781751899" text:style-name="L93">
              <text:list-item>
                <text:p text:style-name="P117"/>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8081719105192497129" text:style-name="L94">
              <text:list-item>
                <text:p text:style-name="P118"/>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3179747595139133531" text:style-name="L95">
              <text:list-item>
                <text:p text:style-name="P119"/>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3956239444221628445" text:style-name="L96">
              <text:list-item>
                <text:p text:style-name="P120">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4"/>
      <text:p text:style-name="P4">[/ XXXX] 20210703_174003</text:p>
      <text:p text:style-name="P14"/>
      <text:p text:style-name="P7"/>
      <text:p text:style-name="P2">---------------------------------------------------------------</text:p>
      <text:p text:style-name="P4">[XXX] 20210708_101646</text:p>
      <text:p text:style-name="P14">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5273802261876614886" text:style-name="L97">
              <text:list-item>
                <text:p text:style-name="P121">開始　：　９：３０頃か？</text:p>
              </text:list-item>
              <text:list-item>
                <text:p text:style-name="P121">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7907743384747900438" text:style-name="L98">
              <text:list-item>
                <text:p text:style-name="P122">「東（あずま）〇〇」。２人。一人は、ベトナムの人か。</text:p>
              </text:list-item>
              <text:list-item>
                <text:p text:style-name="P122">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1953521828641307615" text:style-name="L99">
              <text:list-item>
                <text:p text:style-name="P123">バイブ２人。私の担当は、５０半ばぐらいか。１６５少し。割腹はある。目がギョロッとしている。幾度か、私がバイブの配線の手当をしているとき、自ら、スイッチを入れてくれる。</text:p>
              </text:list-item>
              <text:list-item>
                <text:p text:style-name="P123">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7221367865834654585" text:style-name="L100">
              <text:list-item>
                <text:p text:style-name="P124">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5129010955027790385" text:style-name="L101">
              <text:list-item>
                <text:p text:style-name="P125"/>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8191626167140743965" text:style-name="L102">
              <text:list-item>
                <text:p text:style-name="P126"/>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1321788486561097143" text:style-name="L103">
              <text:list-item>
                <text:p text:style-name="P127">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8160424577870645437" text:style-name="L104">
              <text:list-item>
                <text:p text:style-name="P128">朝礼は７：４５予定。背の大きな人が来たのが、７：４５過ぎ、７：４８ぐらいか。所長さんが来たのは、５０分を過ぎていたか。朝礼開始は、確か、７：５４ぐらい。時計を見た。</text:p>
              </text:list-item>
              <text:list-item>
                <text:p text:style-name="P128">背の大きな人、スラブ担当。所長さんも、かなりの割合、立ち会う。</text:p>
              </text:list-item>
              <text:list-item>
                <text:p text:style-name="P128">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3760232342551879999" text:style-name="L105">
              <text:list-item>
                <text:p text:style-name="P129"/>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6582569301233475356" text:style-name="L106">
              <text:list-item>
                <text:p text:style-name="P130">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2640089600133675088" text:style-name="L107">
              <text:list-item>
                <text:p text:style-name="P131">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9159700818328621648" text:style-name="L108">
              <text:list-item>
                <text:p text:style-name="P132"/>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2335741365547530487" text:style-name="L109">
              <text:list-item>
                <text:p text:style-name="P133"/>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170293983394741009" text:style-name="L110">
              <text:list-item>
                <text:p text:style-name="P134">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34">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1911745982649308269" text:style-name="L111">
              <text:list-item>
                <text:p text:style-name="P135">相番終了後、カッパを取りに行く。カッパを置いてある足場板へ通じる空間。そこに、大工さん２人、立っている。どいてくれる。</text:p>
              </text:list-item>
              <text:list-item>
                <text:p text:style-name="P135">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254104434569372376" text:style-name="L112">
              <text:list-item>
                <text:p text:style-name="P136">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4"/>
      <text:p text:style-name="P4">[/ XXXX] 20210708_104500</text:p>
      <text:p text:style-name="P1"/>
      <text:p text:style-name="P8"/>
      <text:p text:style-name="P2">---------------------------------------------------------------</text:p>
      <text:p text:style-name="P4">[XXX] 20210713_170852</text:p>
      <text:p text:style-name="P14">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2951091820398275913" text:style-name="L113">
              <text:list-item>
                <text:p text:style-name="P137">開始　：　８：４０頃か。牧口さんに連れられてスラブに着くと、既に打設を始めていた。階下の、一部の打設か。外壁から、ホースを入れている。</text:p>
              </text:list-item>
              <text:list-item>
                <text:p text:style-name="P137">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8720176028256076591" text:style-name="L114">
              <text:list-item>
                <text:p text:style-name="P138">「日本圧送」。「JNPC」だったか、メットに書かれていた文字は。</text:p>
              </text:list-item>
              <text:list-item>
                <text:p text:style-name="P138">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38">もう一人、ホースについている人。５０ぐらいか。腹が出ている。丸顔。１７３ぐらい。割腹よし。荒々しい人かと、始め、見た目から判断。話しぶりは、穏やか。</text:p>
              </text:list-item>
              <text:list-item>
                <text:p text:style-name="P138">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3415069471467520978" text:style-name="L115">
              <text:list-item>
                <text:p text:style-name="P139">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39">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2359995586420289318" text:style-name="L116">
              <text:list-item>
                <text:p text:style-name="P140">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40">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5967656169049202742" text:style-name="L117">
              <text:list-item>
                <text:p text:style-name="P141"/>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1915310753953484335" text:style-name="L118">
              <text:list-item>
                <text:p text:style-name="P142">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405625539997902952" text:style-name="L119">
              <text:list-item>
                <text:p text:style-name="P143"/>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4801705085489889721" text:style-name="L120">
              <text:list-item>
                <text:p text:style-name="P144">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7656924690907746096" text:style-name="L121">
              <text:list-item>
                <text:p text:style-name="P145"/>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8353880901999609045" text:style-name="L122">
              <text:list-item>
                <text:p text:style-name="P146">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2408861814745190365" text:style-name="L123">
              <text:list-item>
                <text:p text:style-name="P147">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8515394464927150247" text:style-name="L124">
              <text:list-item>
                <text:p text:style-name="P148">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3393035675328385734" text:style-name="L125">
              <text:list-item>
                <text:p text:style-name="P149"/>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5508118908967906318" text:style-name="L126">
              <text:list-item>
                <text:p text:style-name="P150"/>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8061969672685226573" text:style-name="L127">
              <text:list-item>
                <text:p text:style-name="P151"/>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4277061225529523682" text:style-name="L128">
              <text:list-item>
                <text:p text:style-name="P152">エレベータ周りの打設。スラブ下が、高さが割とある。集合住宅の高さより、高い。安全帯のフックを、手すりに掛けた。</text:p>
              </text:list-item>
            </text:list>
          </table:table-cell>
        </table:table-row>
      </table:table>
      <text:p text:style-name="P14"/>
      <text:p text:style-name="P4">[/ XXXX] 20210713_173456</text:p>
      <text:p text:style-name="P14"/>
      <text:p text:style-name="P8"/>
      <text:p text:style-name="P2">---------------------------------------------------------------</text:p>
      <text:p text:style-name="P4">[XXX] </text:p>
      <text:p text:style-name="P14">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国立倉庫建替計画</text:p>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晴れ。</text:p>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谷保駅</text:p>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116591526040889920" text:style-name="L161">
              <text:list-item>
                <text:p text:style-name="P183">９：１０ぐらいか。最初のミキサー車が入ったのは、８時５分ぐらい。</text:p>
              </text:list-item>
              <text:list-item>
                <text:p text:style-name="P183">詰所到着　１４：３０ぐらいか</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4230438608495355837" text:style-name="L129">
              <text:list-item>
                <text:p text:style-name="P153">「高橋圧送」（「圧送」だったか、不詳）</text:p>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1386765823197078984" text:style-name="L130">
              <text:list-item>
                <text:p text:style-name="P154">３人か。バイブ二人。３人目は、もう一本のバイブの相番。</text:p>
              </text:list-item>
              <text:list-item>
                <text:p text:style-name="P154">若い人二人。一人は、２０後半か。目は鋭い。小柄。１６５ぐらい。痩せている。もう一人は、同じく、２０後半か。１７５ぐらい。大柄。目がキョロっとしている。あごひげ、薄くあり。発達関連の、特異性、あるか。</text:p>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4412642568224495372" text:style-name="L131">
              <text:list-item>
                <text:p text:style-name="P155">上記のとおり、土工さんの中の一人、担当。</text:p>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4443356041415428066" text:style-name="L132">
              <text:list-item>
                <text:p text:style-name="P156">朝、別のゲート前で待っていると、車道の端を、掃いている。近寄って、詳細を尋ねる。詰所の場所を教えてくれる。</text:p>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4618333654231463459" text:style-name="L133">
              <text:list-item>
                <text:p text:style-name="P157">名前不詳。機械装置を使用。大トンボ（と呼ぶのか）と、コンクリ接触面の刃の形が似ているもの。エンジンが、機械中央に位置している。振動を刃に与え、<text:ruby text:style-name="Ru1"><text:ruby-base>均</text:ruby-base><text:ruby-text>なら</text:ruby-text></text:ruby>す。他に、回転式の、プロペラのような装置。３台はあったか。</text:p>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5606318362589005288" text:style-name="L134">
              <text:list-item>
                <text:p text:style-name="P158"/>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312068392108223629" text:style-name="L135">
              <text:list-item>
                <text:p text:style-name="P159">若い人。３０前半か。背格好は、ひょろっとしている。１７５ぐらい、あるか。メガメあり。</text:p>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158891710275932862" text:style-name="L136">
              <text:list-item>
                <text:p text:style-name="P160">菅原さん。三位電気の人。朝、初めに面識を持ったのは、三位電気から請けている人か。４０半ばぐらい、男の人。新規の途中で、初めに担当していたダイワの人が去る。そのあとだったか、この男の人が来る。私に、その階の突き当たりにある、三位電気の事務所へ来るように、告げたか。</text:p>
              </text:list-item>
              <text:list-item>
                <text:p text:style-name="P160">この人とは、昼休憩のとき、プレハブの前で行きあう。「もう３分の２は終わった？」と、尋ねてくる。とっさに「いや、まだです。半分は行ってますけど」と、答える。休憩後、スラブへ戻る。見渡してみると、３分の２、終わっているか。待ちが長かったと感じていたか。それで、それほどには進んでいない、という頭になっていたか。あるいは、待ちに対するいらだちを、その男の人に、ぶつけてしまったか。</text:p>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7057203175545360151" text:style-name="L137">
              <text:list-item>
                <text:p text:style-name="P161"/>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8383144156070785219" text:style-name="L138">
              <text:list-item>
                <text:p text:style-name="P162"/>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3869098447192386726" text:style-name="L139">
              <text:list-item>
                <text:p text:style-name="P163">帰り。武蔵溝ノ口で、ホームへ行くエレベーターに乗り込む。私は最後。先に、３人。ベビーカーを押した女の人。その後ろに、１６０ぐらいの、小柄な、年配の女性。私が「閉まる」のボタンを押す。ドアが閉まり始める。そして、また開く。傍らを見ると、ベビーカーにいる子供が、「開く」のボタ<text:soft-page-break/>ンを押している。私が、いやいや、こっちだよ、と話しかける。その女性は、「何やったの！！」と、その子の手首を取る。私は、また「閉まる」のボタンを押したのだったか。上階へ突き、ドアが開く。私は降りる。背後で、年配の女性が、「好奇心があるんですよね」とか、語っていたか。</text:p>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11695272991253893" text:style-name="L140">
              <text:list-item>
                <text:p text:style-name="P164"/>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7923077796039290896" text:style-name="L141">
              <text:list-item>
                <text:p text:style-name="P165"/>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481107650072626978" text:style-name="L142">
              <text:list-item>
                <text:p text:style-name="P166"/>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1532188880053387658" text:style-name="L143">
              <text:list-item>
                <text:p text:style-name="P167">スラブ上。区画は４つ。打った順序に従って、１から番号付けする。と、１番目と２番目の間に、差し金で、塀を設けている。９０センチぐらいか。またぐには、高い。この差し金に、２箇所だったか、横棒があてがわれている。その先端は、防護措置、なし。自分で、携行しているガムテープを使って、先端を覆う。</text:p>
              </text:list-item>
            </text:list>
          </table:table-cell>
        </table:table-row>
      </table:table>
      <text:p text:style-name="P14"/>
      <text:p text:style-name="P4">[/ XXXX] 20210722_132044</text:p>
      <text:p text:style-name="P14"/>
      <text:p text:style-name="P8">@@@</text:p>
      <text:p text:style-name="P2">---------------------------------------------------------------</text:p>
      <text:p text:style-name="P4">[XXX] </text:p>
      <text:p text:style-name="P14">myself / towa diary / XXX</text:p>
      <text:p text:style-name="P3"><text:span text:style-name="T3">作業日：</text:span><text:span text:style-name="T5">XX/</text:span><text:span text:style-name="T4">XX XX</text:span></text:p>
      <table:table table:name="表8" table:style-name="表8">
        <table:table-column table:style-name="表8.A"/>
        <table:table-column table:style-name="表8.B"/>
        <table:table-column table:style-name="表8.C"/>
        <table:table-row>
          <table:table-cell table:style-name="表8.A1" office:value-type="float" office:value="1">
            <text:p text:style-name="P9">1</text:p>
          </table:table-cell>
          <table:table-cell table:style-name="表8.B1" office:value-type="string">
            <text:p text:style-name="P9">現場</text:p>
          </table:table-cell>
          <table:table-cell table:style-name="表8.C1" office:value-type="string">
            <text:p text:style-name="P10"/>
          </table:table-cell>
        </table:table-row>
        <table:table-row>
          <table:table-cell table:style-name="表8.A2" office:value-type="float" office:value="2">
            <text:p text:style-name="P9">2</text:p>
          </table:table-cell>
          <table:table-cell table:style-name="表8.B2" office:value-type="string">
            <text:p text:style-name="P9">天気</text:p>
          </table:table-cell>
          <table:table-cell table:style-name="表8.C2" office:value-type="string">
            <text:p text:style-name="P10"/>
          </table:table-cell>
        </table:table-row>
        <table:table-row>
          <table:table-cell table:style-name="表8.A2" office:value-type="float" office:value="3">
            <text:p text:style-name="P9">3</text:p>
          </table:table-cell>
          <table:table-cell table:style-name="表8.B2" office:value-type="string">
            <text:p text:style-name="P9">最寄り</text:p>
          </table:table-cell>
          <table:table-cell table:style-name="表8.C2" office:value-type="string">
            <text:p text:style-name="P10"/>
          </table:table-cell>
        </table:table-row>
        <table:table-row>
          <table:table-cell table:style-name="表8.B2" office:value-type="string">
            <text:p text:style-name="P9">3-2</text:p>
            <text:p text:style-name="P9"/>
          </table:table-cell>
          <table:table-cell table:style-name="表8.B2" office:value-type="string">
            <text:p text:style-name="P10">開始／終了時刻</text:p>
          </table:table-cell>
          <table:table-cell table:style-name="表8.C2" office:value-type="string">
            <text:list xml:id="list33421851" text:continue-list="list930538874987050552" text:style-name="L17">
              <text:list-item>
                <text:p text:style-name="P41">開始</text:p>
              </text:list-item>
              <text:list-item>
                <text:p text:style-name="P41">詰所到着</text:p>
              </text:list-item>
            </text:list>
          </table:table-cell>
        </table:table-row>
        <table:table-row>
          <table:table-cell table:style-name="表8.A2" office:value-type="float" office:value="4">
            <text:p text:style-name="P9">4</text:p>
          </table:table-cell>
          <table:table-cell table:style-name="表8.B2" office:value-type="string">
            <text:p text:style-name="P9">他職：ポンプ</text:p>
          </table:table-cell>
          <table:table-cell table:style-name="表8.C2" office:value-type="string">
            <text:list xml:id="list4461540740498132524" text:style-name="L162">
              <text:list-item>
                <text:p text:style-name="P184"/>
              </text:list-item>
            </text:list>
          </table:table-cell>
        </table:table-row>
        <table:table-row>
          <table:table-cell table:style-name="表8.A2" office:value-type="float" office:value="5">
            <text:p text:style-name="P9">5</text:p>
          </table:table-cell>
          <table:table-cell table:style-name="表8.B2" office:value-type="string">
            <text:p text:style-name="P9">他職：土工さん</text:p>
          </table:table-cell>
          <table:table-cell table:style-name="表8.C2" office:value-type="string">
            <text:list xml:id="list8114414914464403263" text:style-name="L163">
              <text:list-item>
                <text:p text:style-name="P185"/>
              </text:list-item>
            </text:list>
          </table:table-cell>
        </table:table-row>
        <table:table-row>
          <table:table-cell table:style-name="表8.A2" office:value-type="float" office:value="6">
            <text:p text:style-name="P9">6</text:p>
          </table:table-cell>
          <table:table-cell table:style-name="表8.B2" office:value-type="string">
            <text:p text:style-name="P9">他職：電気屋さんの<text:soft-page-break/>相番の人</text:p>
          </table:table-cell>
          <table:table-cell table:style-name="表8.C2" office:value-type="string">
            <text:list xml:id="list6334094924690027604" text:style-name="L164">
              <text:list-item>
                <text:p text:style-name="P186"/>
              </text:list-item>
            </text:list>
          </table:table-cell>
        </table:table-row>
        <table:table-row>
          <table:table-cell table:style-name="表8.B2" office:value-type="string">
            <text:p text:style-name="P9">6--2</text:p>
          </table:table-cell>
          <table:table-cell table:style-name="表8.B2" office:value-type="string">
            <text:p text:style-name="P9">他職：<text:span text:style-name="T2">警備</text:span></text:p>
          </table:table-cell>
          <table:table-cell table:style-name="表8.C2" office:value-type="string">
            <text:list xml:id="list2727474401011683324" text:style-name="L165">
              <text:list-item>
                <text:p text:style-name="P187"/>
              </text:list-item>
            </text:list>
          </table:table-cell>
        </table:table-row>
        <table:table-row>
          <table:table-cell table:style-name="表8.B2" office:value-type="string">
            <text:p text:style-name="P9"/>
          </table:table-cell>
          <table:table-cell table:style-name="表8.B2" office:value-type="string">
            <text:p text:style-name="P9">他職：<text:span text:style-name="T2">土間屋さん</text:span></text:p>
          </table:table-cell>
          <table:table-cell table:style-name="表8.C2" office:value-type="string">
            <text:list xml:id="list6411241571390982667" text:style-name="L166">
              <text:list-item>
                <text:p text:style-name="P188"/>
              </text:list-item>
            </text:list>
          </table:table-cell>
        </table:table-row>
        <table:table-row>
          <table:table-cell table:style-name="表8.B2" office:value-type="string">
            <text:p text:style-name="P9"/>
          </table:table-cell>
          <table:table-cell table:style-name="表8.B2" office:value-type="string">
            <text:p text:style-name="P9">他職：<text:span text:style-name="T2">大工さん</text:span></text:p>
          </table:table-cell>
          <table:table-cell table:style-name="表8.C2" office:value-type="string">
            <text:list xml:id="list7729313029045689125" text:style-name="L167">
              <text:list-item>
                <text:p text:style-name="P189"/>
              </text:list-item>
            </text:list>
          </table:table-cell>
        </table:table-row>
        <table:table-row>
          <table:table-cell table:style-name="表8.A2" office:value-type="float" office:value="7">
            <text:p text:style-name="P9">7</text:p>
          </table:table-cell>
          <table:table-cell table:style-name="表8.B2" office:value-type="string">
            <text:p text:style-name="P9">監督さん</text:p>
          </table:table-cell>
          <table:table-cell table:style-name="表8.C2" office:value-type="string">
            <text:list xml:id="list6456377125649699863" text:style-name="L168">
              <text:list-item>
                <text:p text:style-name="P190"/>
              </text:list-item>
            </text:list>
          </table:table-cell>
        </table:table-row>
        <table:table-row>
          <table:table-cell table:style-name="表8.A2" office:value-type="float" office:value="8">
            <text:p text:style-name="P9">8</text:p>
          </table:table-cell>
          <table:table-cell table:style-name="表8.B2" office:value-type="string">
            <text:p text:style-name="P9">発注者の方</text:p>
          </table:table-cell>
          <table:table-cell table:style-name="表8.C2" office:value-type="string">
            <text:list xml:id="list2005265342826635877" text:style-name="L169">
              <text:list-item>
                <text:p text:style-name="P191"/>
              </text:list-item>
            </text:list>
          </table:table-cell>
        </table:table-row>
        <table:table-row>
          <table:table-cell table:style-name="表8.A2">
            <text:p text:style-name="P9"/>
          </table:table-cell>
          <table:table-cell table:style-name="表8.B2" office:value-type="string">
            <text:p text:style-name="P10">東和からの同僚</text:p>
          </table:table-cell>
          <table:table-cell table:style-name="表8.C2" office:value-type="string">
            <text:list xml:id="list1718635577805190319" text:style-name="L170">
              <text:list-item>
                <text:p text:style-name="P192"/>
              </text:list-item>
            </text:list>
          </table:table-cell>
        </table:table-row>
        <table:table-row>
          <table:table-cell table:style-name="表8.A2" office:value-type="float" office:value="9">
            <text:p text:style-name="P9">9</text:p>
          </table:table-cell>
          <table:table-cell table:style-name="表8.B2" office:value-type="string">
            <text:p text:style-name="P9">現場見取り図</text:p>
          </table:table-cell>
          <table:table-cell table:style-name="表8.C2" office:value-type="string">
            <text:p text:style-name="P9"/>
          </table:table-cell>
        </table:table-row>
        <table:table-row>
          <table:table-cell table:style-name="表8.A2" office:value-type="float" office:value="10">
            <text:p text:style-name="P9">10</text:p>
          </table:table-cell>
          <table:table-cell table:style-name="表8.B2" office:value-type="string">
            <text:p text:style-name="P10">段取り</text:p>
          </table:table-cell>
          <table:table-cell table:style-name="表8.C2" office:value-type="string">
            <text:list xml:id="list5672506110540564746" text:style-name="L171">
              <text:list-item>
                <text:p text:style-name="P193"/>
              </text:list-item>
            </text:list>
          </table:table-cell>
        </table:table-row>
        <table:table-row>
          <table:table-cell table:style-name="表8.A2">
            <text:p text:style-name="P9"/>
          </table:table-cell>
          <table:table-cell table:style-name="表8.B2" office:value-type="string">
            <text:p text:style-name="P10">行き帰りでの出来事、見聞</text:p>
          </table:table-cell>
          <table:table-cell table:style-name="表8.C2" office:value-type="string">
            <text:list xml:id="list3916910028810282841" text:style-name="L172">
              <text:list-item>
                <text:p text:style-name="P194"/>
              </text:list-item>
            </text:list>
          </table:table-cell>
        </table:table-row>
        <table:table-row>
          <table:table-cell table:style-name="表8.A2">
            <text:p text:style-name="P9"/>
          </table:table-cell>
          <table:table-cell table:style-name="表8.B2" office:value-type="string">
            <text:p text:style-name="P10">周囲の事物</text:p>
          </table:table-cell>
          <table:table-cell table:style-name="表8.C2" office:value-type="string">
            <text:list xml:id="list1961263781125000898" text:style-name="L173">
              <text:list-item>
                <text:p text:style-name="P195"/>
              </text:list-item>
            </text:list>
          </table:table-cell>
        </table:table-row>
        <table:table-row>
          <table:table-cell table:style-name="表8.A2" office:value-type="float" office:value="11">
            <text:p text:style-name="P9">11</text:p>
          </table:table-cell>
          <table:table-cell table:style-name="表8.B2" office:value-type="string">
            <text:p text:style-name="P10">その他</text:p>
          </table:table-cell>
          <table:table-cell table:style-name="表8.C2" office:value-type="string">
            <text:list xml:id="list2281613924668206699" text:style-name="L174">
              <text:list-item>
                <text:p text:style-name="P196"/>
              </text:list-item>
            </text:list>
          </table:table-cell>
        </table:table-row>
        <table:table-row>
          <table:table-cell table:style-name="表8.A2" office:value-type="float" office:value="12">
            <text:p text:style-name="P9">12</text:p>
          </table:table-cell>
          <table:table-cell table:style-name="表8.B2" office:value-type="string">
            <text:p text:style-name="P10">やってもらったこと</text:p>
          </table:table-cell>
          <table:table-cell table:style-name="表8.C2" office:value-type="string">
            <text:list xml:id="list3103478198887252760" text:style-name="L175">
              <text:list-item>
                <text:p text:style-name="P197"/>
              </text:list-item>
            </text:list>
          </table:table-cell>
        </table:table-row>
        <table:table-row>
          <table:table-cell table:style-name="表8.A2">
            <text:p text:style-name="P9"/>
          </table:table-cell>
          <table:table-cell table:style-name="表8.B2" office:value-type="string">
            <text:p text:style-name="P10">危険予知、危険感知</text:p>
          </table:table-cell>
          <table:table-cell table:style-name="表8.C2" office:value-type="string">
            <text:list xml:id="list1404614204547706566" text:style-name="L176">
              <text:list-item>
                <text:p text:style-name="P198"/>
              </text:list-item>
            </text:list>
          </table:table-cell>
        </table:table-row>
      </table:table>
      <text:p text:style-name="P14"/>
      <text:p text:style-name="P4">[/ XXXX] </text:p>
      <text:p text:style-name="P5"/>
      <text:p text:style-name="P5"/>
      <text:p text:style-name="P5"/>
      <text:p text:style-name="P1"/>
      <text:p text:style-name="P1"><text:soft-page-break/></text:p>
      <text:p text:style-name="P1">--------------------------------------------------------------- [TEMPLATE]</text:p>
      <text:p text:style-name="P2">---------------------------------------------------------------</text:p>
      <text:p text:style-name="P4">[XXX] </text:p>
      <text:p text:style-name="P14">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10"/>
          </table:table-cell>
        </table:table-row>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10"/>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10"/>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33441774" text:continue-list="list33421851" text:style-name="L17">
              <text:list-item>
                <text:p text:style-name="P41">開始</text:p>
              </text:list-item>
              <text:list-item>
                <text:p text:style-name="P41">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8908783424522694054" text:style-name="L144">
              <text:list-item>
                <text:p text:style-name="P168"/>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4531962440280072115" text:style-name="L145">
              <text:list-item>
                <text:p text:style-name="P169"/>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4117870072026853473" text:style-name="L146">
              <text:list-item>
                <text:p text:style-name="P170"/>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8741456135596123815" text:style-name="L147">
              <text:list-item>
                <text:p text:style-name="P171"/>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3876211415908657834" text:style-name="L148">
              <text:list-item>
                <text:p text:style-name="P172"/>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ん</text:span></text:p>
          </table:table-cell>
          <table:table-cell table:style-name="表13.C2" office:value-type="string">
            <text:list xml:id="list2494309911195550513" text:style-name="L149">
              <text:list-item>
                <text:p text:style-name="P173"/>
              </text:list-item>
            </text:list>
          </table:table-cell>
        </table:table-row>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5419480976668123841" text:style-name="L150">
              <text:list-item>
                <text:p text:style-name="P174"/>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4571453862017044493" text:style-name="L151">
              <text:list-item>
                <text:p text:style-name="P175"/>
              </text:list-item>
            </text:list>
          </table:table-cell>
        </table:table-row>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275492697520972470" text:style-name="L152">
              <text:list-item>
                <text:p text:style-name="P176"/>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9"/>
          </table:table-cell>
        </table:table-row>
        <text:soft-page-break/>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4900854437847700319" text:style-name="L153">
              <text:list-item>
                <text:p text:style-name="P177"/>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3032271373903940277" text:style-name="L154">
              <text:list-item>
                <text:p text:style-name="P178"/>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7790719801476845862" text:style-name="L155">
              <text:list-item>
                <text:p text:style-name="P179"/>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3374968029064215996" text:style-name="L156">
              <text:list-item>
                <text:p text:style-name="P180"/>
              </text:list-item>
            </text:list>
          </table:table-cell>
        </table:table-row>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4396056153768406339" text:style-name="L157">
              <text:list-item>
                <text:p text:style-name="P181"/>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4177388299179540645" text:style-name="L158">
              <text:list-item>
                <text:p text:style-name="P182"/>
              </text:list-item>
            </text:list>
          </table:table-cell>
        </table:table-row>
      </table:table>
      <text:p text:style-name="P14"/>
      <text:p text:style-name="P4">[/ XXXX] </text:p>
      <text:p text:style-name="P14"/>
      <text:p text:style-name="P14"/>
      <text:p text:style-name="P14"/>
      <text:p text:style-name="P6">/--------------------------------------------------------------- [TEMPLATE] /</text:p>
      <text:p text:style-name="P15"/>
      <text:p text:style-name="P6">--------------------------------------------------------- [STEPS : start] 20191117_134922</text:p>
      <text:list xml:id="list897916943627354546" text:style-name="L159">
        <text:list-item>
          <text:p text:style-name="P18">start apps</text:p>
          <text:list>
            <text:list-item>
              <text:p text:style-name="P18">doc (this)</text:p>
            </text:list-item>
            <text:list-item>
              <text:p text:style-name="P18">folder : C:\WORKS_2\WS\WS_Others.miscs\misc_files</text:p>
            </text:list-item>
            <text:list-item>
              <text:p text:style-name="P18">web page</text:p>
              <text:list>
                <text:list-item>
                  <text:p text:style-name="P18"><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amp;sort=file_name&amp;direction=desc&amp;RBs_AND_OR_Memo=AND</text:a></text:p>
                </text:list-item>
              </text:list>
            </text:list-item>
          </text:list>
        </text:list-item>
      </text:list>
      <text:p text:style-name="P6">/ --------------------------------------------------------- [STEPS : start] 20191117_134922 /</text:p>
      <text:p text:style-name="P15"/>
      <text:p text:style-name="P6">--------------------------------------------------------- [STEPS : closing] 20191106_154827</text:p>
      <text:list xml:id="list8584687173018630393" text:style-name="L160">
        <text:list-item>
          <text:p text:style-name="P16">close</text:p>
          <text:list>
            <text:list-item>
              <text:p text:style-name="P16">image file</text:p>
            </text:list-item>
            <text:list-item>
              <text:p text:style-name="P16">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soft-page-break/><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16">folder : C:\WORKS_2\WS\WS_Others.miscs\misc_files</text:p>
            </text:list-item>
            <text:list-item>
              <text:p text:style-name="P16">this</text:p>
            </text:list-item>
          </text:list>
        </text:list-item>
        <text:list-item>
          <text:p text:style-name="P16"/>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r om &amp;&amp; git add -A &amp;&amp; git commit -m "(WS_Others.miscs : diary, towa) periodical updates" &amp;&amp; e &amp;&amp; p</text:p>
          </table:table-cell>
        </table:table-row>
        <table:table-row>
          <table:table-cell table:style-name="表276.A4" office:value-type="string">
            <text:p text:style-name="P11"/>
          </table:table-cell>
        </table:table-row>
        <table:table-row>
          <table:table-cell table:style-name="表276.A4" office:value-type="string">
            <text:p text:style-name="P11">e &amp;&amp; p</text:p>
          </table:table-cell>
        </table:table-row>
        <table:table-row>
          <table:table-cell table:style-name="表276.A4" office:value-type="string">
            <text:p text:style-name="P11"/>
          </table:table-cell>
        </table:table-row>
      </table:table>
      <text:list xml:id="list33450752" text:continue-numbering="true" text:style-name="L160">
        <text:list-item>
          <text:p text:style-name="P199"/>
        </text:list-item>
      </text:list>
      <text:p text:style-name="P15">/ <text:span text:style-name="T1">------------------------------------------------------ [STEPS : closing] 20191106_154827 /</text:span></text:p>
      <text:p text:style-name="P15"/>
      <text:p text:style-name="P1">================= EOF =================</text:p>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07-22T13:21:08.40</dc:date>
    <dc:creator>iwabuchi ken</dc:creator>
    <meta:editing-duration>P1DT21H2M9S</meta:editing-duration>
    <meta:editing-cycles>293</meta:editing-cycles>
    <meta:generator>OpenOffice/4.1.3$Win32 OpenOffice.org_project/413m1$Build-9783</meta:generator>
    <meta:document-statistic meta:table-count="12" meta:image-count="0" meta:object-count="0" meta:page-count="21" meta:paragraph-count="628" meta:word-count="12576" meta:character-count="15272"/>
  </office:meta>
</office:document-meta>
</file>